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Times New Roman1" svg:font-family="'Times New Roman', Times, serif"/>
    <style:font-face style:name="sans-serif" svg:font-family="sans-serif"/>
    <style:font-face style:name="Arial2"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40915" officeooo:paragraph-rsid="00140915"/>
    </style:style>
    <style:style style:name="P2" style:family="paragraph" style:parent-style-name="Standard">
      <style:text-properties officeooo:rsid="0014ddec" officeooo:paragraph-rsid="0014ddec"/>
    </style:style>
    <style:style style:name="P3" style:family="paragraph" style:parent-style-name="Standard">
      <style:text-properties officeooo:rsid="0014ddec" officeooo:paragraph-rsid="00165ffe"/>
    </style:style>
    <style:style style:name="P4" style:family="paragraph" style:parent-style-name="Standard">
      <style:text-properties officeooo:rsid="0014ddec" officeooo:paragraph-rsid="001811da"/>
    </style:style>
    <style:style style:name="P5" style:family="paragraph" style:parent-style-name="Standard">
      <style:text-properties officeooo:rsid="0014ddec" officeooo:paragraph-rsid="002cc14d"/>
    </style:style>
    <style:style style:name="P6" style:family="paragraph" style:parent-style-name="Standard">
      <style:text-properties officeooo:rsid="0014ddec" officeooo:paragraph-rsid="002e1ae2"/>
    </style:style>
    <style:style style:name="P7" style:family="paragraph" style:parent-style-name="Standard">
      <style:text-properties officeooo:rsid="0014ddec" officeooo:paragraph-rsid="0030b931"/>
    </style:style>
    <style:style style:name="P8" style:family="paragraph" style:parent-style-name="Standard">
      <style:text-properties officeooo:rsid="0014ddec" officeooo:paragraph-rsid="004ae642"/>
    </style:style>
    <style:style style:name="P9" style:family="paragraph" style:parent-style-name="Standard">
      <style:text-properties officeooo:rsid="0014ddec" officeooo:paragraph-rsid="0051d1b1"/>
    </style:style>
    <style:style style:name="P10" style:family="paragraph" style:parent-style-name="Standard">
      <style:text-properties officeooo:rsid="00158d87" officeooo:paragraph-rsid="00158d87"/>
    </style:style>
    <style:style style:name="P11" style:family="paragraph" style:parent-style-name="Standard">
      <style:text-properties officeooo:rsid="00158d87" officeooo:paragraph-rsid="004ae642"/>
    </style:style>
    <style:style style:name="P12" style:family="paragraph" style:parent-style-name="Standard">
      <style:text-properties fo:font-variant="normal" fo:text-transform="none" fo:color="#333333" style:font-name="Times New Roman" fo:font-size="12pt" fo:letter-spacing="normal" fo:font-style="normal" fo:font-weight="normal" officeooo:rsid="00139067" officeooo:paragraph-rsid="001ddbb0" style:font-size-asian="12pt" style:font-size-complex="12pt"/>
    </style:style>
    <style:style style:name="P13" style:family="paragraph" style:parent-style-name="Standard">
      <style:text-properties fo:font-variant="normal" fo:text-transform="none" fo:color="#333333" style:font-name="Times New Roman" fo:font-size="12pt" fo:letter-spacing="normal" fo:font-style="normal" fo:font-weight="normal" officeooo:rsid="00139067" officeooo:paragraph-rsid="002cd58e" style:font-size-asian="12pt" style:font-size-complex="12pt"/>
    </style:style>
    <style:style style:name="P14" style:family="paragraph" style:parent-style-name="Standard">
      <style:text-properties fo:font-variant="normal" fo:text-transform="none" fo:color="#333333" style:font-name="Times New Roman" fo:font-size="12pt" fo:letter-spacing="normal" fo:font-style="normal" fo:font-weight="normal" officeooo:rsid="00139067" officeooo:paragraph-rsid="002eb285" style:font-size-asian="12pt" style:font-size-complex="12pt"/>
    </style:style>
    <style:style style:name="P15" style:family="paragraph" style:parent-style-name="Standard">
      <style:text-properties fo:font-variant="normal" fo:text-transform="none" fo:color="#333333" style:font-name="Times New Roman" fo:font-size="12pt" fo:letter-spacing="normal" fo:font-style="normal" fo:font-weight="normal" officeooo:rsid="00139067" officeooo:paragraph-rsid="0031b3ad" style:font-size-asian="12pt" style:font-size-complex="12pt"/>
    </style:style>
    <style:style style:name="P16" style:family="paragraph" style:parent-style-name="Standard">
      <style:text-properties fo:font-variant="normal" fo:text-transform="none" fo:color="#333333" style:font-name="Times New Roman" fo:font-size="12pt" fo:letter-spacing="normal" fo:font-style="normal" fo:font-weight="normal" officeooo:rsid="00139067" officeooo:paragraph-rsid="0032b7db" style:font-size-asian="12pt" style:font-size-complex="12pt"/>
    </style:style>
    <style:style style:name="P17" style:family="paragraph" style:parent-style-name="Standard">
      <style:text-properties fo:font-variant="normal" fo:text-transform="none" fo:color="#333333" style:font-name="Times New Roman" fo:font-size="12pt" fo:letter-spacing="normal" fo:font-style="normal" fo:font-weight="normal" officeooo:rsid="00139067" officeooo:paragraph-rsid="004ae642" style:font-size-asian="12pt" style:font-size-complex="12pt"/>
    </style:style>
    <style:style style:name="P18" style:family="paragraph" style:parent-style-name="Standard">
      <style:text-properties fo:font-variant="normal" fo:text-transform="none" fo:color="#333333" style:font-name="Times New Roman" fo:font-size="12pt" fo:letter-spacing="normal" fo:font-style="normal" fo:font-weight="normal" officeooo:rsid="002cd58e" officeooo:paragraph-rsid="002cd58e" style:font-size-asian="12pt" style:font-size-complex="12pt"/>
    </style:style>
    <style:style style:name="P19" style:family="paragraph" style:parent-style-name="Standard">
      <style:text-properties fo:font-variant="normal" fo:text-transform="none" fo:color="#333333" style:font-name="Times New Roman" fo:font-size="12pt" fo:letter-spacing="normal" fo:font-style="normal" fo:font-weight="normal" officeooo:rsid="0013468d" officeooo:paragraph-rsid="0031b3ad" style:font-size-asian="12pt" style:font-size-complex="12pt"/>
    </style:style>
    <style:style style:name="P20" style:family="paragraph" style:parent-style-name="Standard">
      <style:text-properties fo:font-variant="normal" fo:text-transform="none" fo:color="#333333" style:font-name="Times New Roman" fo:font-size="12pt" fo:letter-spacing="normal" fo:font-style="normal" fo:font-weight="normal" officeooo:rsid="0013468d" officeooo:paragraph-rsid="0032b7db" style:font-size-asian="12pt" style:font-size-complex="12pt"/>
    </style:style>
    <style:style style:name="P21" style:family="paragraph" style:parent-style-name="Standard">
      <style:text-properties fo:font-variant="normal" fo:text-transform="none" fo:color="#333333" style:font-name="Times New Roman" fo:font-size="12pt" fo:letter-spacing="normal" fo:font-style="normal" fo:font-weight="normal" officeooo:rsid="0032b7db" officeooo:paragraph-rsid="0032b7db" style:font-size-asian="12pt" style:font-size-complex="12pt"/>
    </style:style>
    <style:style style:name="P22" style:family="paragraph" style:parent-style-name="Standard">
      <style:text-properties fo:font-variant="normal" fo:text-transform="none" fo:color="#333333" style:font-name="Times New Roman" fo:font-size="12pt" fo:letter-spacing="normal" fo:font-style="normal" fo:font-weight="normal" officeooo:rsid="0032b7db" officeooo:paragraph-rsid="0036c6a4" style:font-size-asian="12pt" style:font-size-complex="12pt"/>
    </style:style>
    <style:style style:name="P23" style:family="paragraph" style:parent-style-name="Standard">
      <style:text-properties fo:font-variant="normal" fo:text-transform="none" fo:color="#333333" style:font-name="Times New Roman" fo:font-size="12pt" fo:letter-spacing="normal" fo:font-style="normal" fo:font-weight="normal" officeooo:rsid="00347a2a" officeooo:paragraph-rsid="00347a2a" style:font-size-asian="12pt" style:font-size-complex="12pt"/>
    </style:style>
    <style:style style:name="P24" style:family="paragraph" style:parent-style-name="Standard">
      <style:text-properties fo:font-variant="normal" fo:text-transform="none" fo:color="#333333" style:font-name="Times New Roman" fo:font-size="12pt" fo:letter-spacing="normal" fo:font-style="normal" fo:font-weight="normal" officeooo:rsid="00347a2a" officeooo:paragraph-rsid="0036c6a4" style:font-size-asian="12pt" style:font-size-complex="12pt"/>
    </style:style>
    <style:style style:name="P25" style:family="paragraph" style:parent-style-name="Standard">
      <style:text-properties fo:font-variant="normal" fo:text-transform="none" fo:color="#333333" style:font-name="Times New Roman" fo:font-size="12pt" fo:letter-spacing="normal" fo:font-style="normal" fo:font-weight="normal" officeooo:rsid="003ded27" officeooo:paragraph-rsid="003ded27" style:font-size-asian="12pt" style:font-size-complex="12pt"/>
    </style:style>
    <style:style style:name="P26" style:family="paragraph" style:parent-style-name="Standard">
      <style:text-properties fo:font-variant="normal" fo:text-transform="none" fo:color="#333333" style:font-name="Times New Roman" fo:font-size="12pt" fo:letter-spacing="normal" fo:font-style="normal" fo:font-weight="normal" officeooo:rsid="003ded27" officeooo:paragraph-rsid="003ebe5b" style:font-size-asian="12pt" style:font-size-complex="12pt"/>
    </style:style>
    <style:style style:name="P27" style:family="paragraph" style:parent-style-name="Standard">
      <style:text-properties fo:font-variant="normal" fo:text-transform="none" fo:color="#252525" style:font-name="sans-serif" fo:font-size="10.5pt" fo:letter-spacing="normal" fo:font-style="normal" fo:font-weight="normal" officeooo:rsid="00420e4c" officeooo:paragraph-rsid="00420e4c"/>
    </style:style>
    <style:style style:name="P28" style:family="paragraph" style:parent-style-name="Standard">
      <style:text-properties fo:font-variant="normal" fo:text-transform="none" fo:color="#252525" style:font-name="sans-serif" fo:font-size="10.5pt" fo:letter-spacing="normal" fo:font-style="normal" fo:font-weight="normal" officeooo:rsid="00326607" officeooo:paragraph-rsid="004ae642"/>
    </style:style>
    <style:style style:name="P29" style:family="paragraph" style:parent-style-name="Standard">
      <style:text-properties officeooo:rsid="0021fc31" officeooo:paragraph-rsid="0021fc31"/>
    </style:style>
    <style:style style:name="P30" style:family="paragraph" style:parent-style-name="Standard">
      <style:text-properties officeooo:rsid="002577a6" officeooo:paragraph-rsid="002692c2"/>
    </style:style>
    <style:style style:name="P31" style:family="paragraph" style:parent-style-name="Standard">
      <style:text-properties officeooo:rsid="002577a6" officeooo:paragraph-rsid="00287dc2"/>
    </style:style>
    <style:style style:name="P32" style:family="paragraph" style:parent-style-name="Standard">
      <style:text-properties officeooo:rsid="002577a6" officeooo:paragraph-rsid="00294c70"/>
    </style:style>
    <style:style style:name="P33" style:family="paragraph" style:parent-style-name="Standard">
      <style:text-properties officeooo:rsid="002577a6" officeooo:paragraph-rsid="0014ddec"/>
    </style:style>
    <style:style style:name="P34" style:family="paragraph" style:parent-style-name="Standard">
      <style:text-properties officeooo:rsid="00287dc2" officeooo:paragraph-rsid="00287dc2"/>
    </style:style>
    <style:style style:name="P35" style:family="paragraph" style:parent-style-name="Standard">
      <style:text-properties officeooo:rsid="00294c70" officeooo:paragraph-rsid="002b34f1"/>
    </style:style>
    <style:style style:name="P36" style:family="paragraph" style:parent-style-name="Standard">
      <style:text-properties officeooo:rsid="002b34f1" officeooo:paragraph-rsid="002b34f1"/>
    </style:style>
    <style:style style:name="P37" style:family="paragraph" style:parent-style-name="Standard">
      <style:text-properties officeooo:rsid="002cd58e" officeooo:paragraph-rsid="002cd58e"/>
    </style:style>
    <style:style style:name="P38" style:family="paragraph" style:parent-style-name="Standard">
      <style:text-properties officeooo:rsid="00201da0" officeooo:paragraph-rsid="002cd58e"/>
    </style:style>
    <style:style style:name="P39" style:family="paragraph" style:parent-style-name="Standard">
      <style:text-properties officeooo:rsid="002e1ae2" officeooo:paragraph-rsid="002e1ae2"/>
    </style:style>
    <style:style style:name="P40" style:family="paragraph" style:parent-style-name="Standard">
      <style:text-properties officeooo:rsid="002eb285" officeooo:paragraph-rsid="002eb285"/>
    </style:style>
    <style:style style:name="P41" style:family="paragraph" style:parent-style-name="Standard">
      <style:text-properties officeooo:rsid="002cc14d" officeooo:paragraph-rsid="002cc14d"/>
    </style:style>
    <style:style style:name="P42" style:family="paragraph" style:parent-style-name="Standard">
      <style:text-properties officeooo:rsid="0030b931" officeooo:paragraph-rsid="0014ddec"/>
    </style:style>
    <style:style style:name="P43" style:family="paragraph" style:parent-style-name="Standard">
      <style:text-properties officeooo:rsid="0030b931" officeooo:paragraph-rsid="0030b931"/>
    </style:style>
    <style:style style:name="P44" style:family="paragraph" style:parent-style-name="Standard">
      <style:text-properties style:font-name="Times New Roman" fo:font-size="12pt" officeooo:rsid="00139067" officeooo:paragraph-rsid="0031b3ad" style:font-size-asian="12pt" style:font-size-complex="12pt"/>
    </style:style>
    <style:style style:name="P45" style:family="paragraph" style:parent-style-name="Standard">
      <style:text-properties officeooo:rsid="003c06b6" officeooo:paragraph-rsid="003c06b6"/>
    </style:style>
    <style:style style:name="P46" style:family="paragraph" style:parent-style-name="Standard">
      <style:text-properties officeooo:rsid="003c06b6" officeooo:paragraph-rsid="003c263c"/>
    </style:style>
    <style:style style:name="P47" style:family="paragraph" style:parent-style-name="Standard">
      <style:text-properties officeooo:rsid="003c263c" officeooo:paragraph-rsid="003c263c"/>
    </style:style>
    <style:style style:name="P48" style:family="paragraph" style:parent-style-name="Standard">
      <style:text-properties officeooo:rsid="003ded27" officeooo:paragraph-rsid="00158d87"/>
    </style:style>
    <style:style style:name="P49" style:family="paragraph" style:parent-style-name="Standard">
      <style:text-properties officeooo:rsid="00165ffe" officeooo:paragraph-rsid="00158d87"/>
    </style:style>
    <style:style style:name="P50" style:family="paragraph" style:parent-style-name="Standard">
      <style:text-properties officeooo:rsid="001c5d46" officeooo:paragraph-rsid="00158d87"/>
    </style:style>
    <style:style style:name="P51" style:family="paragraph" style:parent-style-name="Standard">
      <style:text-properties officeooo:rsid="00406a8b" officeooo:paragraph-rsid="00406a8b"/>
    </style:style>
    <style:style style:name="P52" style:family="paragraph" style:parent-style-name="Standard">
      <style:text-properties officeooo:rsid="00406a8b" officeooo:paragraph-rsid="00158d87"/>
    </style:style>
    <style:style style:name="P53" style:family="paragraph" style:parent-style-name="Standard">
      <style:text-properties officeooo:rsid="004075d5" officeooo:paragraph-rsid="004075d5"/>
    </style:style>
    <style:style style:name="P54" style:family="paragraph" style:parent-style-name="Standard">
      <style:text-properties officeooo:rsid="004075d5" officeooo:paragraph-rsid="00158d87"/>
    </style:style>
    <style:style style:name="P55" style:family="paragraph" style:parent-style-name="Standard">
      <style:text-properties officeooo:rsid="00420e4c" officeooo:paragraph-rsid="00420e4c"/>
    </style:style>
    <style:style style:name="P56" style:family="paragraph" style:parent-style-name="Standard">
      <style:text-properties officeooo:paragraph-rsid="00420e4c"/>
    </style:style>
    <style:style style:name="P57" style:family="paragraph" style:parent-style-name="Standard">
      <style:text-properties officeooo:rsid="0044861b" officeooo:paragraph-rsid="00456627"/>
    </style:style>
    <style:style style:name="P58" style:family="paragraph" style:parent-style-name="Standard">
      <style:text-properties officeooo:rsid="00456627" officeooo:paragraph-rsid="00456627"/>
    </style:style>
    <style:style style:name="P59" style:family="paragraph" style:parent-style-name="Standard">
      <style:text-properties officeooo:rsid="0046bffa" officeooo:paragraph-rsid="0048bbca"/>
    </style:style>
    <style:style style:name="P60" style:family="paragraph" style:parent-style-name="Standard">
      <style:text-properties officeooo:rsid="0048bbca" officeooo:paragraph-rsid="0048bbca"/>
    </style:style>
    <style:style style:name="P61" style:family="paragraph" style:parent-style-name="Standard">
      <style:text-properties officeooo:rsid="004ae642" officeooo:paragraph-rsid="004ae642"/>
    </style:style>
    <style:style style:name="P62" style:family="paragraph" style:parent-style-name="Standard">
      <style:text-properties officeooo:rsid="0036c6a4" officeooo:paragraph-rsid="004ae642"/>
    </style:style>
    <style:style style:name="P63" style:family="paragraph" style:parent-style-name="Standard">
      <style:text-properties officeooo:rsid="0036c6a4" officeooo:paragraph-rsid="004b187d"/>
    </style:style>
    <style:style style:name="P64" style:family="paragraph" style:parent-style-name="Standard">
      <style:text-properties officeooo:rsid="003834f9" officeooo:paragraph-rsid="004ae642"/>
    </style:style>
    <style:style style:name="P65" style:family="paragraph" style:parent-style-name="Standard">
      <style:text-properties officeooo:rsid="00326607" officeooo:paragraph-rsid="004ae642"/>
    </style:style>
    <style:style style:name="P66" style:family="paragraph" style:parent-style-name="Standard">
      <style:text-properties officeooo:rsid="00139067" officeooo:paragraph-rsid="004ae642"/>
    </style:style>
    <style:style style:name="P67" style:family="paragraph" style:parent-style-name="Standard">
      <style:text-properties officeooo:paragraph-rsid="004ae642"/>
    </style:style>
    <style:style style:name="P68" style:family="paragraph" style:parent-style-name="Standard">
      <style:text-properties officeooo:rsid="004bb772" officeooo:paragraph-rsid="004bb772"/>
    </style:style>
    <style:style style:name="P69" style:family="paragraph" style:parent-style-name="Standard">
      <style:text-properties officeooo:rsid="004d4fb0" officeooo:paragraph-rsid="004d4fb0"/>
    </style:style>
    <style:style style:name="P70" style:family="paragraph" style:parent-style-name="Standard">
      <style:text-properties officeooo:rsid="004d54ac" officeooo:paragraph-rsid="004d54ac"/>
    </style:style>
    <style:style style:name="P71" style:family="paragraph" style:parent-style-name="Standard">
      <style:text-properties officeooo:rsid="004df7c1" officeooo:paragraph-rsid="004df7c1"/>
    </style:style>
    <style:style style:name="P72" style:family="paragraph" style:parent-style-name="Standard">
      <style:text-properties officeooo:rsid="004f2e0b" officeooo:paragraph-rsid="004f2e0b"/>
    </style:style>
    <style:style style:name="P73" style:family="paragraph" style:parent-style-name="Standard">
      <style:text-properties officeooo:rsid="005126ee" officeooo:paragraph-rsid="005126ee"/>
    </style:style>
    <style:style style:name="P74" style:family="paragraph" style:parent-style-name="Standard">
      <style:text-properties officeooo:rsid="0051d1b1" officeooo:paragraph-rsid="0051d1b1"/>
    </style:style>
    <style:style style:name="P75" style:family="paragraph" style:parent-style-name="Standard">
      <style:text-properties officeooo:rsid="0051d1b1" officeooo:paragraph-rsid="00576361"/>
    </style:style>
    <style:style style:name="P76" style:family="paragraph" style:parent-style-name="Standard">
      <style:text-properties officeooo:rsid="00576361" officeooo:paragraph-rsid="00576361"/>
    </style:style>
    <style:style style:name="P77" style:family="paragraph" style:parent-style-name="Standard">
      <style:text-properties officeooo:rsid="0014ddec" officeooo:paragraph-rsid="0051d1b1"/>
    </style:style>
    <style:style style:name="P78" style:family="paragraph" style:parent-style-name="Standard">
      <style:text-properties officeooo:rsid="005968aa" officeooo:paragraph-rsid="005968aa"/>
    </style:style>
    <style:style style:name="P79" style:family="paragraph" style:parent-style-name="Standard">
      <style:text-properties officeooo:rsid="005aa6b3" officeooo:paragraph-rsid="005aa6b3"/>
    </style:style>
    <style:style style:name="P80" style:family="paragraph" style:parent-style-name="Standard">
      <style:text-properties officeooo:rsid="005aa6b3" officeooo:paragraph-rsid="005bb76c"/>
    </style:style>
    <style:style style:name="P81" style:family="paragraph" style:parent-style-name="Standard">
      <style:text-properties officeooo:rsid="00158d87" officeooo:paragraph-rsid="004ae642"/>
    </style:style>
    <style:style style:name="P82" style:family="paragraph" style:parent-style-name="Standard">
      <style:text-properties officeooo:rsid="005bb76c" officeooo:paragraph-rsid="005bb76c"/>
    </style:style>
    <style:style style:name="T1" style:family="text">
      <style:text-properties fo:font-variant="normal" fo:text-transform="none" fo:color="#333333" fo:letter-spacing="normal" fo:font-style="normal" fo:font-weight="normal"/>
    </style:style>
    <style:style style:name="T2" style:family="text">
      <style:text-properties fo:font-variant="normal" fo:text-transform="none" fo:color="#333333" fo:letter-spacing="normal" fo:font-style="normal" fo:font-weight="normal" officeooo:rsid="0013468d"/>
    </style:style>
    <style:style style:name="T3" style:family="text">
      <style:text-properties fo:font-variant="normal" fo:text-transform="none" fo:color="#333333" fo:letter-spacing="normal" fo:font-style="normal" fo:font-weight="normal" officeooo:rsid="0032b7db"/>
    </style:style>
    <style:style style:name="T4" style:family="text">
      <style:text-properties fo:font-variant="normal" fo:text-transform="none" fo:color="#333333" style:font-name="Times New Roman" fo:font-size="12pt" fo:letter-spacing="normal" fo:font-style="normal" fo:font-weight="normal" style:font-size-asian="12pt" style:font-size-complex="12pt"/>
    </style:style>
    <style:style style:name="T5" style:family="text">
      <style:text-properties fo:font-variant="normal" fo:text-transform="none" fo:color="#333333" style:font-name="Times New Roman" fo:font-size="12pt" fo:letter-spacing="normal" fo:font-style="normal" fo:font-weight="normal" officeooo:rsid="003834f9" style:font-size-asian="12pt" style:font-size-complex="12pt"/>
    </style:style>
    <style:style style:name="T6" style:family="text">
      <style:text-properties fo:font-variant="normal" fo:text-transform="none" fo:color="#252525" style:font-name="sans-serif" fo:font-size="10.5pt" fo:letter-spacing="normal" fo:font-style="normal" fo:font-weight="normal"/>
    </style:style>
    <style:style style:name="T7" style:family="text">
      <style:text-properties fo:font-variant="normal" fo:text-transform="none" fo:color="#252525" style:font-name="sans-serif" fo:font-size="10.5pt" fo:letter-spacing="normal" fo:font-style="normal" fo:font-weight="normal" officeooo:rsid="00326607"/>
    </style:style>
    <style:style style:name="T8" style:family="text">
      <style:text-properties fo:font-variant="normal" fo:text-transform="none" fo:color="#252525" style:font-name="sans-serif" fo:font-size="10.5pt" fo:letter-spacing="normal" fo:font-style="normal" fo:font-weight="normal" officeooo:rsid="00420e4c"/>
    </style:style>
    <style:style style:name="T9" style:family="text">
      <style:text-properties officeooo:rsid="002692c2"/>
    </style:style>
    <style:style style:name="T10" style:family="text">
      <style:text-properties officeooo:rsid="0027a323"/>
    </style:style>
    <style:style style:name="T11" style:family="text">
      <style:text-properties officeooo:rsid="00287dc2"/>
    </style:style>
    <style:style style:name="T12" style:family="text">
      <style:text-properties officeooo:rsid="00294c70"/>
    </style:style>
    <style:style style:name="T13" style:family="text">
      <style:text-properties officeooo:rsid="002b34f1"/>
    </style:style>
    <style:style style:name="T14" style:family="text">
      <style:text-properties officeooo:rsid="002cc14d"/>
    </style:style>
    <style:style style:name="T15" style:family="text">
      <style:text-properties officeooo:rsid="002cd58e"/>
    </style:style>
    <style:style style:name="T16" style:family="text">
      <style:text-properties officeooo:rsid="002e1ae2"/>
    </style:style>
    <style:style style:name="T17" style:family="text">
      <style:text-properties officeooo:rsid="002eb285"/>
    </style:style>
    <style:style style:name="T18" style:family="text">
      <style:text-properties officeooo:rsid="00326607"/>
    </style:style>
    <style:style style:name="T19" style:family="text">
      <style:text-properties officeooo:rsid="0032b7db"/>
    </style:style>
    <style:style style:name="T20" style:family="text">
      <style:text-properties officeooo:rsid="00139067"/>
    </style:style>
    <style:style style:name="T21" style:family="text">
      <style:text-properties officeooo:rsid="00347a2a"/>
    </style:style>
    <style:style style:name="T22" style:family="text">
      <style:text-properties officeooo:rsid="0036c6a4"/>
    </style:style>
    <style:style style:name="T23" style:family="text">
      <style:text-properties officeooo:rsid="003834f9"/>
    </style:style>
    <style:style style:name="T24" style:family="text">
      <style:text-properties officeooo:rsid="00398c71"/>
    </style:style>
    <style:style style:name="T25" style:family="text">
      <style:text-properties officeooo:rsid="003c06b6"/>
    </style:style>
    <style:style style:name="T26" style:family="text">
      <style:text-properties officeooo:rsid="003c263c"/>
    </style:style>
    <style:style style:name="T27" style:family="text">
      <style:text-properties officeooo:rsid="003ebe5b"/>
    </style:style>
    <style:style style:name="T28" style:family="text">
      <style:text-properties officeooo:rsid="003f227f"/>
    </style:style>
    <style:style style:name="T29" style:family="text">
      <style:text-properties officeooo:rsid="004075d5"/>
    </style:style>
    <style:style style:name="T30" style:family="text">
      <style:text-properties officeooo:rsid="00420e4c"/>
    </style:style>
    <style:style style:name="T31" style:family="text">
      <style:text-properties officeooo:rsid="0044861b"/>
    </style:style>
    <style:style style:name="T32" style:family="text">
      <style:text-properties officeooo:rsid="00456627"/>
    </style:style>
    <style:style style:name="T33" style:family="text">
      <style:text-properties officeooo:rsid="0048bbca"/>
    </style:style>
    <style:style style:name="T34" style:family="text">
      <style:text-properties officeooo:rsid="004995c5"/>
    </style:style>
    <style:style style:name="T35" style:family="text">
      <style:text-properties officeooo:rsid="004b187d"/>
    </style:style>
    <style:style style:name="T36" style:family="text">
      <style:text-properties officeooo:rsid="004f2e0b"/>
    </style:style>
    <style:style style:name="T37" style:family="text">
      <style:text-properties officeooo:rsid="0051d1b1"/>
    </style:style>
    <style:style style:name="T38" style:family="text">
      <style:text-properties officeooo:rsid="0054d9c6"/>
    </style:style>
    <style:style style:name="T39" style:family="text">
      <style:text-properties officeooo:rsid="0055f87b"/>
    </style:style>
    <style:style style:name="T40" style:family="text">
      <style:text-properties officeooo:rsid="005aa6b3"/>
    </style:style>
    <style:style style:name="T41" style:family="text">
      <style:text-properties officeooo:rsid="005bb76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1">&lt;h1&gt;</text:span>LA BARRIERA CORALLINA<text:span text:style-name="T11">&lt;/h1&gt;</text:span></text:p>
      <text:p text:style-name="P1"/>
      <text:p text:style-name="P31"><text:span text:style-name="T11">&lt;p&gt;</text:span>la barriera corallina è uno dei più splendidi e sgargianti esempi di biodiversità che gli ambienti marini possono offrirci.<text:span text:style-name="T11">&lt;/p&gt;</text:span> </text:p>
      <text:p text:style-name="P30"><text:span text:style-name="T11">&lt;p&gt;</text:span>Tipica dei mari tropicali, <text:span text:style-name="T10">la barriera corallina</text:span> <text:span text:style-name="T9">è composta da formazioni rocciose sottomarine costituite e accresciute dalla sedimentazione degli scheletri calcarei dei coralli, a profondità tali da poter ricevere la maggior quantità di luce solare possibile, il carburante dell'intera barriera.</text:span></text:p>
      <text:p text:style-name="P34">Pesci di ogni forma e colore, coloratissime lumache di mare, squali, tartarughe marine condividono e si affidano alle barriere per la sopravvivenza.&lt;/p&gt; </text:p>
      <text:p text:style-name="P34">&lt;p&gt;Nell'immaginario collettivo e non solo, le barriere coralline rappresentano un mondo sommerso variopinto e spettacolare, ma si tratta di ambienti estremamente sensibili e delicati, minacciati in modo più o meno diretto da attività umane: la pesca a strascico e ancore possono danneggiarle significativamente, mentre l'uso indiscriminato (fortunatamente bandito anni fa) del veleno per stordire i pesci e il commercio in acquariofilia ha causato in alcune zone una morìa a macchia di leopardo dei polipi che si trovavano nella zona; inoltre l'innalzamento delle temperature medie degli oceani (causato dal riscaldamento globale) può velocemente uccidere i polipi del corallo.</text:p>
      <text:p text:style-name="P34">Stando ad alcune ricerche tra 50 anni potremmo già dover dire addio a queste splendide gemme del mare, per tale motivo è ancora più importante imparare ad apprezzare e conoscere le barriere coralline, con la speranza di capire salvarle.</text:p>
      <text:p text:style-name="P34">&lt;/p&gt; </text:p>
      <text:p text:style-name="P32"/>
      <text:p text:style-name="P5"><text:span text:style-name="T12">&lt;h2&gt;C</text:span>oralli<text:span text:style-name="T12">&lt;h2&gt;</text:span></text:p>
      <text:p text:style-name="P41">&lt;p&gt;Insieme a spugne, alghe e altri animali sessili (ancorati al fondale) impostano l'aspetto delle barriere. I coralli sono costituiti da colonie di piccoli polipi, costituiscono la base di questo ambiente sia dal punto di vista costitutivo che dal punto di vista della catena alimentare.&lt;/p&gt;</text:p>
      <text:p text:style-name="P35">&lt;p&gt;La loro crescita e il continuo avvicendarsi delle generazioni dei polipi è infatti tale da poter creare isole e delle lagune in mari profondi, modificando sia il fondo sia le coste (ricoperte di sabbia finissima, frutto dell'erosione marina sui coralli e dell'azione di alcuni pesci che si cibano dei polipi).&lt;/p&gt;</text:p>
      <text:p text:style-name="P35"><text:span text:style-name="T13">&lt;p&gt;</text:span>Esistono molte specie di coralli, distinguibili dai diversi colori e dalle peculiari strutture che creano, <text:span text:style-name="T13">ma i coralli della barriera corallina tendono ad avere in comune la simbiosi con alghe unicellulari dette zooxantelle (fatto che determina la necessità di trovarsi in luoghi luminosi), dalle quali ricavano buona parte del loro nutrimento, in cambio della protezione offerta dagli scheletri della colonia e da tentacoli urticanti dei polipi.&lt;p&gt;</text:span></text:p>
      <text:p text:style-name="P36"/>
      <text:p text:style-name="P36"/>
      <text:p text:style-name="P2"><text:span text:style-name="T14">&lt;h2&gt;P</text:span>esci pagliaccio e anemoni<text:span text:style-name="T15">&lt;/h2&gt;</text:span></text:p>
      <text:p text:style-name="P2"/>
      <text:p text:style-name="P37">&lt;p&gt; Resi famosi dai film della Pixar “alla ricerca di Nemo” e “alla ricerca di Dory” i pesci pagliaccio devono il nome alla livrea arancio-bianca che sfoggiano, che è stata paragonata al trucco usato dai clown.&lt;/p&gt;</text:p>
      <text:p text:style-name="P13"><text:span text:style-name="T15">&lt;p&gt;</text:span>Questi <text:span text:style-name="T15">simpatici</text:span> piccoli pesci <text:span text:style-name="T15">dalla </text:span><text:s/>formano coppie fisse che, normalmente, si riproducono all’interno dell’Acquario depositando circa 200 uova alla volta. È il maschio che si occupa dei piccoli mentre la femmina, più grande, difende l’anemone e la prole. Gli esemplari più giovani sono molto socievoli e si incontrano, in gruppi numerosi , presso gli Attiniari più grandi. Vivono in genere entro i 15 m di profondità su fondali rocciosi o madreporici dove siano presenti anemoni.<text:span text:style-name="T15">&lt;/p&gt;</text:span></text:p>
      <text:p text:style-name="P13"><text:span text:style-name="T15">&lt;p&gt;</text:span>In natura non si incontrano mai pesci pagliaccio senza il loro anemone. (Questi due organismi infatti vivono in simbiosi mutualistica, cioè vivono a stretto contatto tra loro). Grazie ad una pelle particolarmente resistente coperta da muco, i pagliaccio riescono a muoversi liberamente tra i tentacoli urticanti degli anemoni, senza subire né danni né ustioni, utilizzando questo organismo come una vera e propria casa.<text:span text:style-name="T15">&lt;/p&gt;</text:span></text:p>
      <text:p text:style-name="P18"><text:soft-page-break/>&lt;p&gt;Gli anemoni sono parenti dei coralli, ma i polipi appartenenti a tale famiglia non formano colonie e sono di dimensioni maggiori. Si nutre di piccoli pesci e invertebrati che cattura tramite tentacoli urticanti. Essi offrono protezione ai pesci pagliaccio, che in cambio si occupano della pulizia del loro ospite.&lt;/p&gt;</text:p>
      <text:p text:style-name="P13"/>
      <text:p text:style-name="P2"><text:span text:style-name="T15">&lt;h2&gt;P</text:span>esci chirurgo<text:span text:style-name="T15">&lt;/h2&gt;</text:span></text:p>
      <text:p text:style-name="P38"><text:span text:style-name="T15">&lt;p&gt;I pesci chirurgo s</text:span>ono pesci dal corpo ovale piuttosto alto e compresso lateralmente, <text:span text:style-name="T15">l</text:span>'occhio è posto in alto e la bocca, piccola, spesso è portata su un muso appuntito. <text:span text:style-name="T15">Esistono diverse specie apparteneti a questa famiglia</text:span> <text:span text:style-name="T15">a</text:span>lcune <text:span text:style-name="T15">delle quali (appartenenti ad un genere detto, non a caso</text:span> Naso<text:span text:style-name="T15">)</text:span> hanno una vistosa appendice appuntita o tuberiforme sulla fronte. La pinna dorsale è unica e porta alcuni raggi spinosi. Le scaglie sono piccole.<text:span text:style-name="T15">&lt;/p&gt;</text:span> </text:p>
      <text:p text:style-name="P38"><text:span text:style-name="T15">&lt;p&gt;</text:span>Interessante è la capacità espressiva di tutte le specie della famiglia: un individuo spaventato, inquieto o ammalato appare più pallido o a volte con particolari non visibili se in buona salute.<text:span text:style-name="T15">&lt;/p&gt;</text:span> <text:span text:style-name="T15">&lt;p&gt;</text:span>I pesci chirurgo devono il loro nome comune e la loro fama ad un'importante arma di difesa: una sorta di stiletto retrattile presente su ognuno dei due fianchi del peduncolo caudale, estremamente affilato (come bisturi) ed utilizzato da queste specie come strumento di estrema difesa: queste lame a mezzaluna vengono infatti erette soprattutto a scopo dimostrativo. Per esaltarne l'importanza molte specie presentano vistose colorazioni nel peduncolo caudale o addirittura direttamente il bisturi <text:span text:style-name="T15">colorato</text:span>.<text:span text:style-name="T15">&lt;/p&gt;</text:span></text:p>
      <text:p text:style-name="P38"/>
      <text:p text:style-name="P2"/>
      <text:p text:style-name="P2"><text:span text:style-name="T15">&lt;h2&gt;</text:span>pesci angelo<text:span text:style-name="T15">&lt;/h2&gt;</text:span></text:p>
      <text:p text:style-name="P37">&lt;p&gt;La famiglia dei pesci angelo comprende moltissimi pesci dalle forme e colori più diversi e sgargianti e singolari.&lt;/p&gt;</text:p>
      <text:p text:style-name="P38"><text:span text:style-name="T15">&lt;p&gt;</text:span>Il loro corpo <text:span text:style-name="T16">tende ad essere</text:span> alto, compresso ai fianchi, di forma romboidale. Le pinne dorsale e anale sono opposte e solitamente speculari, ad esclusione di alcuni raggi allungati al termine di quella dorsale. L'opercolo branchiale è provvisto di spina nella parte inferiore, da qui il nome scientifico Pomacanthus dove Poma in greco è opercolo e acanth-spina. </text:p>
      <text:p text:style-name="P37">&lt;/p&gt;</text:p>
      <text:p text:style-name="P39">&lt;p&gt;il nome comune dei pesci di questa famiglia si ispira alla forma e alle livree che presentano: </text:p>
      <text:p text:style-name="P39">le pinne tendono ad essere tanto lunghe, e il mantello è tanto vario da poter ricordare angeli; per gli stessi motivi gli appartenenti a questa famiglia, soprattutto se di specie di dimensioni ridotte sono detti anche pesci farfalla&lt;/p&gt;</text:p>
      <text:p text:style-name="P33"/>
      <text:p text:style-name="P6"><text:span text:style-name="T16">&lt;h2&gt;P</text:span>olpi<text:span text:style-name="T16">&lt;/h2&gt;</text:span></text:p>
      <text:p text:style-name="P39">&lt;p&gt;Da non confondere con i polipi (organismi sessili, che costituiscono i coralli) il polpo è un mollusco cefalopode molto diffuso nei bassi fondali, non oltre i 200 metri. Preferisce i substrati aspri, rocciosi, perché ricchi di nascondigli, fessure e piccole caverne in cui nascondersi: l'assenza di endo- ed esoscheletro gli permette di prendere qualsiasi forma, e di passare attraverso cunicoli molto stretti. Presente in tutti i mari e gli oceani, è molto diffuso anche nel Mar Mediterraneo. &lt;/p&gt;</text:p>
      <text:p text:style-name="P40">&lt;p&gt;&amp;Egrave; dotato di un “corpo” centrale, dove sono situati gli organi interni, il cervello, gli occhi e la bocca e tutto ciò che rende possibile la sua sopravvivenza ma la sua caratteristica principale sono gli otto arti, dotati di almeno due file di ventose, che usa per esplorare lo spazio circostante, muoversi e nuotare; ciascun braccio contiene praticamente un proprio centro nervoso che dà origine per così dire ad una intelligenza distribuita, un arto infatti può scoprire e reagire all'ambiente corcostante indipendentemente dagli altri.&lt;/p&gt;</text:p>
      <text:p text:style-name="P39">&lt;p&gt;Sulle nostre tavole come nel suo ambiente naturale è molto apprezzato per la carne e (dai buon gustai) per l'inchiostro che usa solitamente come difesa; ma il polpo è un organismo molto più interessante di quanto si possa immaginare al primo sguardo: <text:span text:style-name="T38">infatti </text:span>sono animali estremamente curiosi e intelligenti, tanto da poter imparare ad aprire barattoli e essere veri e propri maghi della fuga, sono gli unici invertebrati in grado di impiegare stumenti a loro vantaggio in natura, (quando devono muoversi in fondali spogli da protezione tendono a portarsi dietro gusci di <text:span text:style-name="T17">cocco in cui </text:span><text:soft-page-break/><text:span text:style-name="T17">nascondersi). Sono grandi imitatori, la maggioranza dei polpi sono in grado di modificare l'aspetto e il colore della loro pelle per confondersi con l'ambiente circostante, per cacciare e nascondersi.&lt;/p&gt;</text:span></text:p>
      <text:p text:style-name="P2"/>
      <text:p text:style-name="P2"><text:span text:style-name="T17">&lt;h2&gt;M</text:span>urene<text:span text:style-name="T17">&lt;/h2&gt;</text:span></text:p>
      <text:p text:style-name="P14"><text:span text:style-name="T17">&lt;p&gt; la famiglia dei murenidi c</text:span>omprende svariate specie di pesci conosciuti in italiano con il nome di Murene. Vivono nei mari tropicali (dove hanno la massima diversità) e temperati caldi, di solito su fondi duri a bassa profondità.<text:span text:style-name="T17">&lt;/p&gt;</text:span> </text:p>
      <text:p text:style-name="P14"><text:span text:style-name="T17">&lt;p&gt;</text:span>Sono di colore spesso brune, in molte specie però possono avere reticolature o macchie chiare. <text:span text:style-name="T17">Alcune</text:span> specie invece hanno colori gialli, arancioni e blu molto vivaci. Sono pesci in media piuttosto grandi, alcune specie (genere Gymnothorax e Strophidon sathete) possono superare i 3 m. Nel mar Mediterraneo è molto comune la specie Muraena helena e, piuttosto rara, Gymnothorax unicolor. Enchelycore anatina è stata catturata una sola volta in questo mare.<text:span text:style-name="T17">&lt;/p&gt;</text:span></text:p>
      <text:p text:style-name="P14"><text:span text:style-name="T17">&lt;p&gt;</text:span>Questi anguilliformi hanno un corpo serpentiforme, leggermente compresso ai lati, non ricoperto da scaglie. Le pinne pettorali e ventrali sono assenti mentre la pinna dorsale e l’anale si prolungano senza discontinuità dalla testa alla coda mentre sul lato ventrale questa pinna è più corta. La testa è breve, i denti sono lunghi e appuntiti, spesso caniniformi. Le aperture branchiali sono piccole e rotonde. Molte specie hanno narici tubulari simili a brevi tentacoli. Alcune specie di questa famiglia sono dotate di una “mascella” aggiuntiva nell’esofago allo scopo di inghiottire al meglio prede voluminose. Sono predatori, cacciano pesci, molluschi (soprattutto cefalopodi come i polpi) e crostacei. Le larve sono leptocefali, come in tutti gli anguilliformi, che vivono nel plancton superficiale.<text:span text:style-name="T17">&lt;/p&gt;</text:span></text:p>
      <text:p text:style-name="P12"><text:span text:style-name="T17">&lt;p&gt;</text:span>I morsi di questi pesci sono piuttosto dolorosi e sembra che nella saliva sia presente una tossina anche se in quantità minime. La fama sinistra che circonda le murene è in gran parte immeritata, la leggenda che gli antichi Romani nutrissero le murene dei loro vivai con schiavi è del tutto priva di fondamento. Alcune specie possono essere aggressive e mordere, soprattutto se ferite. Grandi specie tropicali possono essere pericolose a causa degli avvelenamenti da ciguatera.<text:span text:style-name="T17">&lt;/p&gt;</text:span></text:p>
      <text:p text:style-name="P4"/>
      <text:p text:style-name="P4"><text:span text:style-name="T17">&lt;h2&gt;</text:span>tartarughe marine<text:span text:style-name="T17">&lt;/h2&gt;</text:span></text:p>
      <text:p text:style-name="P42"/>
      <text:p text:style-name="P43">&lt;p&gt;Le tartarughe marine sono rettili (come serpenti, coccodrilli e lucertole) e derivano da antenati terrestri, tornati alla vita acquatica. Per questo motivo hanno un corpo più slanciato, di forme spiccatamente idrodinamiche, con gli arti trasformati in efficaci pinne natatoie. Il corpo è tipicamente racchiuso in un robusto ma leggero guscio, formato da una parte dorsale, detta carapace, e da una ventrale, detta piastrone.&lt;/p&gt;</text:p>
      <text:p text:style-name="P43">&lt;p&gt;Sono prive di denti, ma possiedono un becco corneo dai margini affilati (ranfoteca). Olfatto e gusto sono sensi molto sviluppati, attraverso i quali avvertono la presenza di predatori, ricercano il cibo e riconoscono il territorio. La dieta può essere carnivora, erbivora o onnivora a seconda delle specie ed anche dell’età.&lt;/p&gt;</text:p>
      <text:p text:style-name="P43">&lt;p&gt;Pur essendo ben adattate alla vita acquatica, le tartarughe marine mantengono un forte legame con la terraferma, dove depongono le uova e, ovviamente, dove nascono i piccoli. Le femmine tornano a deporre le uova sulla stessa spiaggia dove sono nate o in prossimità di questa.</text:p>
      <text:p text:style-name="P43">Le femmine, pur deponendo più volte nell’arco di una stagione per un totale di diverse centinaia di uova, non nidificano tutti gli anni, ma a due o tre anni di distanza. I piccoli sono soggetti a una elevatissima mortalità nei primi anni di vita e solo una percentuale minima di essi raggiunge l’età adulta.&lt;/p&gt;</text:p>
      <text:p text:style-name="P43">&lt;p&gt;Le tartarughe sono molto sensibili ai cambiamenti introdotti dall’uomo nell’ambiente e particolarmente vulnerabili, anche a causa della loro lenta capacità di riproduzione che viene raggiunta solo dopo molti anni di vita (da 15 a 30 anni). Oggi molte specie sono a rischio di estinzione&lt;/p&gt;</text:p>
      <text:p text:style-name="P7"/>
      <text:p text:style-name="P3"><text:span text:style-name="T17">&lt;h2&gt;</text:span>squali<text:span text:style-name="T17">&lt;/h2&gt;</text:span></text:p>
      <text:p text:style-name="P19"><text:span text:style-name="T19">&lt;p&gt;Il nostro acquario ospita alcuni splendidi esemplari di </text:span>squal<text:span text:style-name="T19">o</text:span> toro.</text:p>
      <text:p text:style-name="P19"><text:soft-page-break/>Questo tipo di squalo è facilmente riconoscibile grazie alla sua colorazione grigio-beige, spesso contraddistinta da macchie brune. Raggiunge una lunghezza massima di 3 metri e 20 cm. La sua bocca resta quasi sempre semiaperta, <text:s/>presenta denti lunghi e sottili vistosamente sporgenti. Vive vicino alla <text:s/>costa, in acque basse, si mantiene vicino al fondo, ma lo si può vedere anche in superficie o a mezz’acqua, soprattutto di notte, mentre si sposta a nuoto lento.<text:span text:style-name="T19">&lt;/p&gt;</text:span></text:p>
      <text:p text:style-name="P19"/>
      <text:p text:style-name="P20">&lt;p&gt;in natura gli squali sono tra i predatori più efficienti e temibili dotati di diversi adattamenti per facilitare la ricerca di cibo, sono dotati di un ottimo olfatto, una buona vista, inoltre sono capaci di percepire campi elettromagnetici grazie a speciali organi chiamati ampolle di Lorenzini per captare più facilmente prede e pericoli.&lt;/p&gt;</text:p>
      <text:p text:style-name="P20"/>
      <text:p text:style-name="P44"><text:span text:style-name="T3">&lt;p&gt;</text:span><text:span text:style-name="T2">La forma del corpo degli squali può essere correlata al loro modo di vivere. Uno squalo ha generalmente un corpo snello ed idrodinamico, con muso e pinne pettorali allungate</text:span><text:span text:style-name="T1">. Nella maggior parte dei casi la pinna caudale (la coda) ha il lobo superiore più lungo di quello inferiore. A differenza dei pesci ossei, dotati di vescica natatoria, lo squalo ha sviluppato un fegato di grosse dimensioni ricco di olio, che aumenta la spinta positiva garantendo una maggiore <text:s/>galleggiabilità. Fondamentale, poi, la sostituzione dello scheletro osseo con quello cartilagineo, che oltre ad essere più leggero, presenta, anche, il vantaggio di una maggiore elasticità.</text:span></text:p>
      <text:p text:style-name="P15">La pelle degli squali, a differenza degli altri pesci, non è ricoperta di scaglie, ma è composta di denticoli dermici, che la rendono simile a carta vetrata.<text:span text:style-name="T19">&lt;/p&gt;</text:span></text:p>
      <text:p text:style-name="P16"><text:span text:style-name="T19">&lt;p&gt;</text:span>Un vantaggio, attribuibile alla disposizione dei denticoli modificati, potrebbe essere quello di rendere lo squalo idrodinamico e più "silenzioso", con intuibili vantaggi nella caccia. La loro caratteristica peculiare, è la capacità di percepire i campi elettrici, grazie alle Ampolle di Lorenzini, minuscoli forellini, visibili a occhio nudo particolarmente abbondanti nella regione del capo. Le ampolle, piene di una gelatina conduttrice, sono in comunicazione con terminazioni nervose, che permettono di distinguere sia i campi elettrici che i campi magnetici.<text:span text:style-name="T19">&lt;/p&gt;</text:span></text:p>
      <text:p text:style-name="P16"/>
      <text:p text:style-name="P16"><text:span text:style-name="T19">&lt;p&gt;</text:span>I denti degli squali sono <text:span text:style-name="T19">senza dubbio una delle caratteristiche per le quali sono più temuti e famosi:</text:span> compressi, triangolari, con una o più cuspidi e con margini taglienti, lisci o seghettati <text:span text:style-name="T19">sono</text:span> <text:span text:style-name="T19">p</text:span>rivi di radice <text:span text:style-name="T19">e</text:span> sono semplicemente infissi nel tessuto connettivo della gengiva. Sono disposti in varie file, la prima delle quali è funzionale, mentre le altre sono in crescita; il loro processo di formazione è continuo. Una fila può essere sostituita in 2-3 settimane; ogni dente può durare circa 1 anno.<text:span text:style-name="T19">&lt;/p&gt;</text:span></text:p>
      <text:p text:style-name="P21"/>
      <text:p text:style-name="P23">&lt;h1&gt;Il delfinario&lt;/h1&gt;</text:p>
      <text:p text:style-name="P22"><text:s/><text:span text:style-name="T21">&lt;p&gt;Il nostro delfinario vi permetterà di venire a contatto e conoscere diverse specie di mammiferi marini.&lt;/p&gt;</text:span></text:p>
      <text:p text:style-name="P24">&lt;p&gt;Tutti gli esemplari presenti nelle grandi vasche di questa sezione dell'acquario sono nati in cattività o sono ospiti in convalescenza salvati dalle associazioni di &lt;a href=ambiente.html&gt;salvaguardia dell'ambiente&lt;/a&gt; con le quali collaboriamo &lt;/p&gt;</text:p>
      <text:p text:style-name="P61">&lt;p&gt;qui ospitiamo inoltre l<text:span text:style-name="T35">e </text:span>esposizion<text:span text:style-name="T35">i</text:span> sulle acque antartiche e sul mare aperto&lt;/p&gt;</text:p>
      <text:p text:style-name="P8"/>
      <text:p text:style-name="P68">&lt;h2&gt;leoni marini&lt;/h2&gt;</text:p>
      <text:p text:style-name="P68">&lt;p&gt;I leoni marini sono caratterizzati dalla presenza di padiglioni o risvolti auricolari esterni, lunghe pinne anteriori e dall'abilità di camminare sul terreno sulle quattro pinne. Il loro areale è compreso tra le acque subartiche e tropicali di tutto il mondo, sia dell'emisfero settentrionale che di quello meridionale, a eccezione, però, dell'Oceano Atlantico. Vivono generalmente nelle basse acque delle aree costiere, soprattutto in quelle ricche di cibo.&lt;/p&gt;</text:p>
      <text:p text:style-name="P68">&lt;p&gt;I maschi hanno una testa molto grande ricoperta da una criniera ben sviluppata, entrambi i sessi <text:s/>sono di colore arancio ed hanno il muso rivolto verso l'alto. Le criniere dei maschi sono di colore più chiaro di quelle delle femmine, ma il pelo della testa e del collo, al contrario, è più chiaro in queste ultime. I piccoli nascono neri o marroni scuri, ma successivamente, dopo la muta, divengono <text:soft-page-break/>color cioccolata. Le dimensioni e il peso del leone marino sudamericano variano notevolmente. I maschi adulti possono raggiungere i 2,6 m di lunghezza e pesare fino a 300 kg. Le femmine, invece, raggiungono solamente gli 1,8–2 m di lunghezza e pesano circa la metà dei maschi, intorno ai 150 kg. Questi leoni marini presentano il dimorfismo sessuale più accentuato tra tutte e cinque le specie di leone marino.&lt;/p&gt;</text:p>
      <text:p text:style-name="P68">&lt;p&gt;Per potersi riprodurre i maschi devono lottare fra loro per decidere chi fra loro è più meritevole di accoppiarsi e per stabilire i propri territori. Per questa ragione, durante il periodo di riproduzione, i maschi tendono ad essere aggressivi nei confronti di chiunque entri nel proprio territorio.</text:p>
      <text:p text:style-name="P68">Dopo l'accoppiamento, la gestazione dura circa nove mesi, al termine dei quali normalmente viene partorito un unico cucciolo che rimarrà con la madre per un periodo di 1-3 anni.</text:p>
      <text:p text:style-name="P68">La maturità sessuale dei maschi avviene a 9 anni, mentre per le femmine inizia a 6-8 anni.&lt;/p&gt;</text:p>
      <text:p text:style-name="P68"/>
      <text:p text:style-name="P8"><text:span text:style-name="T22">&lt;h1&gt;</text:span>MARE APERTO<text:span text:style-name="T22">&lt;h1&gt;</text:span></text:p>
      <text:p text:style-name="P8"/>
      <text:p text:style-name="P62">&lt;p&gt;<text:span text:style-name="T23">l'oceano è pieno di vita in ogni forma e in ogni ambiente che mette a disposizione. Anche dove il fondale può sembrare vuoto e inospitale come un deserto, molte creature sono capaci di sopravvivere e prosperare.&lt;/p&gt; </text:span></text:p>
      <text:p text:style-name="P62"><text:span text:style-name="T23">&lt;p&gt;Molti animali percorrono lunghissime migrazioni attraversando innumerevoli chilometri per tornare ai luoghi dove si riproducono ma altri svolgono il loro intero ciclo vitale al largo, tali organismi vengono detti pelagici e vanno da creature minuscole come quelle che compongono il plankton alle colossali balene.</text:span>&lt;/p&gt;</text:p>
      <text:p text:style-name="P64">&lt;p&gt;Il paesaggio marino può apparire spoglio lontano dalle barriere coralline e dalle coste, ma è pieno di vita rigogliosa che attende solo di essere scoperta, nascosta sotto la sabbia come un rombo, confusa negli innumerevoli individui dei banchi di meduse, maestosa come il lento nuoto di una balena o intrepida come i salti di un branco di delfini.&lt;/p&gt; </text:p>
      <text:p text:style-name="P8"/>
      <text:p text:style-name="P65"><text:span text:style-name="T35">&lt;h2&gt;</text:span>delfini<text:span text:style-name="T35">&lt;/h2&gt;</text:span></text:p>
      <text:p text:style-name="P68">&lt;p&gt;Il tursiope (Tursiops truncatus, Montagu, 1821) o delfino dal naso a bottiglia, è un cetaceo odontoceto appartenente alla famiglia dei Delfinidi. È una delle rare specie di delfini che sopporta la cattività; anche a causa di ciò è il più studiato e il più comune nei delfinari. È diffuso in tutti i mari del mondo, ad eccezione delle zone artiche ed antartiche e ne esistono due popolazioni distinte, una costiera ed una di mare aperto. Utilizza per cacciare la tecnica dell'ecolocalizzazione e si nutre principalmente di pesci. Raggiunge la maturità sessuale intorno ai 12 anni e le femmine partoriscono un solo piccolo. Vive generalmente in branchi formati dalle femmine ed i piccoli, mentre i maschi possono formare delle associazioni chiamate "alleanze". A causa dell'influenza dei media (il famoso delfino della serie televisiva Flipper era un tursiope), è diventato il delfino per antonomasia.&lt;/p&gt;</text:p>
      <text:p text:style-name="P69">&lt;p&gt;Sul capo è presente un melone pronunciato e la mascella e la mandibola allungate formano un rostro corto e tozzo[10], lungo circa 8 cm. L'aggettivo truncatus (latino: troncato), così come il nome comune inglese (Bottlenose Dolphin: delfino dal naso a bottiglia) si riferiscono proprio alla conformazione del rostro. Il muso è caratterizzato dalla presenza di una specie di "sorriso" dovuto al fatto che l'animale è impossibilitato a muovere le mascelle in altra posizione. Sulla porzione apicale del capo è presente lo sfiatatoio, attraverso cui il tursiope espelle l'aria respirata e la cui apertura e chiusura è dovuta a muscolatura volontaria. Quando lo sfiatatoio è aperto, è possibile osservare il setto nasale.</text:p>
      <text:p text:style-name="P69"/>
      <text:p text:style-name="P69">La pinna dorsale, di forma triangolare e ricurva, è alta circa 23 cm mentre le pinne pettorali, chiamate flipper, sono lunghe circa 30–50 cm. La pinna caudale, suddivisa in due lobi (flukes), è larga circa 60 cm. Pinna dorsale e pinna caudale sono entrambe costituite da tessuto connettivo, e al loro interno non sono presenti né ossa né muscoli. Invece le pinne pettorali presentano delle ossa omologhe a quelle dei Mammiferi terrestri da cui i Cetacei si sono evoluti circa 50 milioni di anni fa. Recentemente è stato scoperto in Giappone un tursiope con un paio addizionale di pinne pettorali <text:soft-page-break/>poste vicino alla coda, aventi la dimensione di un paio di mani umane.&lt;/p&gt;</text:p>
      <text:p text:style-name="P69">&lt;p&gt;I tursiopi sono animali sociali, vivono in branchi chiamati pod e composti generalmente da 2-6 individui. Tuttavia non è raro osservare individui solitari, generalmente maschi. Infatti i pod sono costituiti da un gruppo di femmine con i loro piccoli e i maschi vi si uniscono solo per un breve tempo. Alcuni tursiopi vivono insieme ad altre specie di Cetacei.&lt;/p&gt;</text:p>
      <text:p text:style-name="P69">&lt;p&gt;Il cervello dei tursiopi è piuttosto grande e raggiunge dimensioni paragonabili a quello di una scimmia antropomorfa. Come nell'uomo è costituito da due emisferi, ma presenta una corteccia più sottile, sebbene più grande del 40% e con una complessità quasi equivalente a quella degli umani. Il suo sviluppo si completa in circa 10 anni.&lt;/p&gt;</text:p>
      <text:p text:style-name="P69"/>
      <text:p text:style-name="P69">&lt;p&gt;Tutti i mammiferi, inclusi i delfini, durante il sonno attraversano una fase detta REM[51]. Il delfino è un respiratore volontario, anche mentre dorme, e ciò rende impossibile per i veterinari praticargli l'anestesia, che li porterebbe alla morte per asfissia. L'elettroencefalogramma ha mostrato come i delfini utilizzino solo un emisfero cerebrale a volta per il sonno probabilmente per controllare il sistema di respirazione volontaria.&lt;/p&gt;</text:p>
      <text:p text:style-name="P69"/>
      <text:p text:style-name="P69">&lt;p&gt;Secondo alcuni autori, la grandezza del cervello del delfino è sinonimo di intelligenza e di potenziali capacità di linguaggio, mentre secondo altri la maggior parte del cervello viene utilizzata dal tursiope per il nuoto e per l'udito.&lt;/p&gt;</text:p>
      <text:p text:style-name="P69"/>
      <text:p text:style-name="P69">&lt;p&gt;Non esiste ad oggi una definizione universalmente accettata di cosa sia l'intelligenza, ma una comunemente usata è "l'abilità a ragionare, pianificare, risolvere problemi, pensare in modo astratto, comprendere idee complesse, imparare velocemente e imparare dall'esperienza". Alcune ricerche mostrano come i delfini riescano eccezionalmente bene in alcune di queste abilità, superando il livello di intelligenza di uno scimpanzé[55]. Sembra inoltre che i delfini abbiano delle abilità matematiche, capacità altamente astratta[56].</text:p>
      <text:p text:style-name="P69"/>
      <text:p text:style-name="P69">Nel 1997 è stato descritto l'uso di utensili nei tursiopi della Shark Bay, in Australia. Un delfino attaccava sul suo rostro una spugna marina, presumibilmente per proteggere la bocca durante la ricerca del cibo nel substrato sabbioso. Questo comportamento è stato osservato solo nella Shark Bay, è mostrato quasi esclusivamente dalle femmine ed è l'unico caso conosciuto di uso di utensili nei mammiferi marini, ad eccezione delle lontre marine. Uno studio del 2005 ha dimostrato come questo comportamento venga insegnato dalle madri alle loro figlie.&lt;/p&gt;</text:p>
      <text:p text:style-name="P8"/>
      <text:p text:style-name="P8"><text:span text:style-name="T35">&lt;h2&gt;</text:span>pesce luna<text:span text:style-name="T35">&lt;/h2&gt;</text:span></text:p>
      <text:p text:style-name="P69">&lt;p&gt;Il pesce luna (Mola mola dal latino mola, "macina, mola") è il più grande tra i pesci ossei (gli squali sono, invece, pesci cartilaginei). In inglese viene chiamato sunfish, presumibilmente tanto per la sua forma, quanto per le sue dimensioni e per il fatto che durante le giornate di sole tende a salire alla superficie dell'acqua.&lt;/p&gt;</text:p>
      <text:p text:style-name="P69">&lt;p&gt;I pesci luna sono i pesci ossei più pesanti e gli esemplari più grandi possono raggiungere un'altezza di 4,2 metri, 3 metri di lunghezza e circa 2.268 chilogrammi, superati in alcuni casi da squali e mante, che appartengono però alla classe dei cartilaginei. Questo pesce è caratterizzato da una forma allungata, ovaloide, molto compressa ai fianchi. La pinna caudale è formata da un'escrescenza carnosa (che parte dalla radice della pinna dorsale), la quale ha poca mobilità: la locomozione è affidata alle pinne dorsale e anale, opposte, simmetriche, robuste e allungate. La pinna pettorale è piccola e a ventaglio. I denti sono fusi tra loro nella piccola bocca e formano una sorta di becco. Le aperture branchiali sono ridotte ad un buco, appena prima della pinna pettorale.</text:p>
      <text:p text:style-name="P69">La sua pelle può raggiungere lo spessore di 15 cm. Essa ospita fino a cinquanta specie di parassiti e microorganismi, i quali possono provocare il fenomeno della bioluminescenza.</text:p>
      <text:p text:style-name="P69">Si tratta inoltre di un pesce estremamente longevo: si ritiene che possa superare ampiamente i cento anni di età.&lt;/p&gt;</text:p>
      <text:p text:style-name="P69"/>
      <text:p text:style-name="P69"><text:soft-page-break/></text:p>
      <text:p text:style-name="P8"><text:span text:style-name="T35">&lt;h2&gt;</text:span>manta<text:span text:style-name="T35">&lt;/h2&gt;</text:span></text:p>
      <text:p text:style-name="P8"/>
      <text:p text:style-name="P70">&lt;p&gt;Il corpo è costituito da un disco piatto di forma romboidale ampio circa il doppio della sua lunghezza, con gli apici laterali appuntiti verso le estremità. Il capo è largo quasi un terzo dell'ampiezza del disco, e presenta all'estremità anteriore una bocca molto ampia, particolare che le differenzia dal genere affine Mobula, con ai lati due peculiari appendici chiamate pinne cefaliche. Gli occhi sono posti subito dietro, ai lati del capo. Sul ventre si aprono bilateralmente le cinque fessure branchiali, ampie e munite di un filtro per trattenere il plancton. Posteriormente al corpo si diparte una sottile appendice caudale che supera di poco in lunghezza il corpo, sormontata alla base da una minuscola pinna dorsale. Non posseggono aculei veleniferi, anche se nel caso di M. birostris, è rilevabile un abbozzo. La pelle presenta piccoli denticoli dermici di forma radiale.&lt;/p&gt;</text:p>
      <text:p text:style-name="P70">&lt;p&gt;Le uniche due specie appartenenti a questo genere conducono vita essenzialmente pelagica, nutrendosi di plancton. In particolare la specie più grande M. birostris sembra spingersi abitualmente anche in mare aperto, lontano dalle coste, mentre la più piccola M. alfredi è maggiormente stanziale, anche se sono stati osservati spostamenti di una certa importanza. Sono ottimi nuotatori, capaci di compiere anche spettacolari salti fuori dall'acqua, probabilmente nel tentativo di liberarsi di parassiti o remore. Non è raro ritrovarle riunite in piccoli gruppi, e periodicamente anche in grossi assembramenti.</text:p>
      <text:p text:style-name="P70">La durata della loro vita non è al momento conosciuta, ma dalle comparazioni con altri appartenenti a generi affini, si desume che possa arrivare e probabilmente superare i 25 anni.</text:p>
      <text:p text:style-name="P70">Sono animali ovovivipari in quanto il piccolo, solitamente uno solo, nasce dopo la schiusa dell'uovo nel corpo della madre.&lt;/p&gt;</text:p>
      <text:p text:style-name="P71">&lt;p&gt;Date le dimensioni e la scarsa qualità delle carni, le mante fino a tempi recenti erano poco sfruttate per scopi commerciali, e catturate per lo più per errore, finendo casualmente nelle reti usate per altri scopi. Forse proprio per questa scarsa conoscenza, in passato questi animali avevano guadagnato una sinistra fama, in quanto gli si attribuivano abitudini pericolose per l'uomo, tra cui avvolgere col loro mantello i pescatori subacquei per soffocarli. Con l'aumento dei contatti, permessi dall'uso dei moderni apparecchi respiratori, queste leggende si sono rivelate presto del tutto infondate. La richiesta delle loro cartilagini da parte della medicina cinese ha portato ad un incremento nella loro cattura, aumentando il pericolo di una loro diminuzione.</text:p>
      <text:p text:style-name="P71"/>
      <text:p text:style-name="P71">In Cina, le branchie di mante e mobule sono molto ricercate come ingredienti per la medicina locale, stimolando una pesca che contribuisce a metterne in pericolo la sopravvivenza. L'allarme per la diminuzione di questa ed altre specie ha portato ad una serie di restrizioni, ponendole sotto il controllo della Convenzione sul commercio internazionale delle specie minacciate di estinzione.</text:p>
      <text:p text:style-name="P71"/>
      <text:p text:style-name="P71">Le mante sono animali molto ricercati per gli incontri da subacquei e snorkeler e la presenza di un manta point, zona del reef dove si recano più frequentemente e dove è facile poterle avvicinare, è ampiamente pubblicizzata come attrazione turistica, diventando così una risorsa economica importante. Questo ha convinto molti governi a mettere in atto serie politiche di protezione, vietandone la pesca commerciale. In alcuni acquari dotati di vasche di adeguata capacità, si è riuscito a far ambientare mante di notevoli dimensioni, ottenendo anche alcune eccezionali nascite in cattività.&lt;/p&gt;</text:p>
      <text:p text:style-name="P8"/>
      <text:p text:style-name="P8"><text:span text:style-name="T23">&lt;h2&gt;</text:span>trigone<text:span text:style-name="T23">&lt;h2&gt;</text:span></text:p>
      <text:p text:style-name="P8"/>
      <text:p text:style-name="P64">&lt;p&gt;Il trigone o razza è un pesce cartilagineo parente degli squali e delle mante, con i quali condivide l'eleganza e le grandi pinne pettorali a vela che usa per nuotare. Questo animale si muove, simile ad un tappeto volante subacqueo vicino al fondale alla ricerca di pesci e crostacei che costituiscono buona parte della sua dieta&lt;/p&gt; <text:s/></text:p>
      <text:p text:style-name="P66"><text:span text:style-name="T5">&lt;p&gt;I t</text:span><text:span text:style-name="T4">rigoni possono raggiungere una larghezza di 80 cm e una lunghezza massima di 190 cm. </text:span><text:soft-page-break/><text:span text:style-name="T4">Hanno una colorazione bruno – violacea molto scura, quasi nera. Come gli squali loro parenti, i trigoni possiedono uno scheletro cartilagineo, vivono anche nel mare Adriatico dove si nutrono di meduse, calamari, crostacei e pesci. I trigoni possiedono un aculeo velenoso alla base della coda che viene utilizzato in caso di difesa. Per questioni di sicurezza l’aculeo viene periodicamente reciso dallo staff acquariologico in modo assolutamente indolore per l’animale. Alcuni trigoni ospitati nella vasca sono nati all’Acquario di Cattolica. Grazie alla loro indole docile si possono accarezzare delicatamente sulle pinne laterali, facendo attenzione però alla bocca e alla coda.</text:span><text:span text:style-name="T5">&lt;/p&gt;</text:span></text:p>
      <text:p text:style-name="P11"/>
      <text:p text:style-name="P79">&lt;h2&gt;pesce re&lt;/h2&gt;</text:p>
      <text:p text:style-name="P79">&lt;p&gt;Si tratta di una specie cosmopolita, diffusa in tutti i mari e gli oceani, con l'eccezione di quelli polari. Nel mar Mediterraneo è complessivamente raro, ma presente in tutti i mari italiani ed, in generale, nel bacino occidentale.</text:p>
      <text:p text:style-name="P79">Il suo stile di vita è pelagico e si incontra in acque aperte fino a circa 400 metri di profondità.&lt;/p&gt;</text:p>
      <text:p text:style-name="P79">&lt;p&gt;Ha un aspetto assolutamente caratteristico per il corpo molto alto e molto compresso lateralmente. La testa è relativamente piccola ed anche gli occhi e la bocca non hanno grandi dimensioni. È totalmente privo di denti. La linea laterale presenta una brusca curva dietro la testa. La pinna dorsale, unica, è lunga ed ha un vistoso lembo triangolare alla sua estremità anteriore, la pinna anale è più breve e senza lembo, la pinna caudale è leggermente forcuta, le pinne ventrali sono abbastanza grandi ed inserite in posizione arretrata, le pinne pettorali sono piuttosto ampie e sono poste in verticale, subito dopo l'opercolo branchiale.</text:p>
      <text:p text:style-name="P79">La sua colorazione è molto vivace, rosso vivo con fianchi e dorso bluastri, cosparsi di numerose macchie rotonde biancastre. Le pinne sono rosso vermiglio e così la bocca e l'iride degli occhi.</text:p>
      <text:p text:style-name="P79">Raggiunge dimensioni ragguardevoli, fino a più di 2 metri per oltre 100 kg. Una specie estinta, di dimensioni gigantesche, è Megalampris keyesi.&lt;/p&gt;</text:p>
      <text:p text:style-name="P11"><text:span text:style-name="T36">&lt;h1&gt;</text:span>ACQUE GLACIALI<text:span text:style-name="T36">&lt;/h1&gt;</text:span></text:p>
      <text:p text:style-name="P75">&lt;p&gt;<text:span text:style-name="T39">Le acque e le terre che si trovano vicino ai circoli polari artici ed antartici sono caratterizzate da condizioni uniche: nei mari polari la temperatura media è attorno a 0°C o addirittura inferiore allo zero (le acque della Convergenza Antartica, un anello di correnti che circonda l'Antartide ed è termicamente separato dagli oceani circostanti, hanno una temperatura media di -2°C). Nella stagione fredda le acque polari gelano in superficie e si coprono della banchisa, uno strato di ghiaccio marino alto da 2 a 5 metri che solo a primavera inizia a fondere, frantumandosi nel pack (lastroni di ghiaccio alla deriva). Le acque fredde contengono più ossigeno disciolto delle acque calde. Perciò i mari polari sono ricchi di plancton e di pesci. Per ovviare al rischio del congelamento, molti degli abitanti di questi mari hanno particolari adattamenti: i pesci antartici, per esempio, contengono nel sangue sostanze che abbassano il suo punto di congelamento al di sotto di quello dell'acqua marina, potendo in tal modo muoversi fra i ghiacci senza rimanere congelati. Un altro importante fattore per la vita nelle acque marine è la loro trasparenza. Più le acque sono trasparenti, più la radiazione luminosa del sole può spingersi in profondità ed essere utilizzata dalle alghe per costruire sostanza vivente (mediante la fotosintesi). I raggi del sole contengono radiazioni di varia lunghezza d'onda, da quelle azzurro-violetto (minima lunghezza d'onda) a quelle rosso-arancio (massima lunghezza d'onda). Le prime sono riflesse dall'acqua marina (che perciò ha colore azzurro cupo), mentre le seconde possono penetrare, in acque limpide, fin verso i 500-700 metri di profondità, dove sono sfruttate dalle alghe rosse che sono munite di particolari cloroplasti sensibili alla ormai debolissima radiazione. La porzione di acque superficiali illuminata dal sole prende il nome di zona fotica ed è ricca di vita vegetale ed animale. Sotto di essa si stende una zona afotica perennemente buia, dove solo gli animali possono vivere.</text:span>&lt;/p&gt;</text:p>
      <text:p text:style-name="P76">&lt;p&gt;Tutti gli animali e le piante che vivono in queste zone sono detti estremofili e hanno sviluppato adattamenti che consentono di sopportare queste condizioni, hanno metabolismi lenti, accumulano ingenti quantità di grasso che funge da isolante e da scorta di energia di emergenza.&lt;/p&gt;</text:p>
      <text:p text:style-name="P72"/>
      <text:p text:style-name="P72">&lt;h2&gt;foca&lt;/h2&gt;</text:p>
      <text:p text:style-name="P73">&lt;p&gt;Le foche o (i) Focustoriun ('Phocidae Gray, 1821) sono una famiglia di mammiferi carnivori <text:soft-page-break/>marini appartenenti alla superfamiglia dei pinnipedi. Le foche vivono lungo le coste dei mari ghiacciati, freddi e temperati, solo poche specie nei mari caldi e nei laghi (mar Caspio, lago Bajkal e lago d'Aral). Le foche sono cacciate per il grasso e, i cuccioli, per la pelle utilizzata dall'industria conciaria.&lt;/p&gt;</text:p>
      <text:p text:style-name="P73">&lt;p&gt;Le foche sono mammiferi adattati alla vita acquatica, con un corpo allungato, irregolarmente cilindrico, rivestito da uno spesso strato adiposo ricoperto da un fitto pelo corto, vellutato, impermeabile all'acqua. Hanno la testa piccola e leggermente appiattita ed orecchie prive di padiglione auricolare esterno. Il muso è provvisto di alcuni baffi lunghi e robusti detti vibrisse. Gli arti anteriori sono trasformati in pinne mentre quelli posteriori costituiscono un'unica pinna posteriore.&lt;/p&gt;</text:p>
      <text:p text:style-name="P74">&lt;p&gt;Le foche sono considerate animali molto intelligenti. Sanno adattarsi a varie situazioni e sono attente ai segnali di pericolo, quali ad esempio le vocalizzazioni delle orche, loro predatrici. Alcune foche nel branco fungono da sentinelle; la loro prontezza di riflessi contrasta tuttavia con la flemma che dimostrano durante il giorno, quando riposano o prendono bagni di sole. Le foche hanno una buona vista sia dentro che fuori dall'acqua e possono vedere in condizioni di luce scarsa. Le vibrisse hanno funzione tattile.&lt;/p&gt;</text:p>
      <text:p text:style-name="P73">&lt;p&gt;<text:span text:style-name="T37">All'acquario sono presenti diversi esemplari di foca comune, una specie diffusa sulle coste di molte nazioni ad ambiente freddo e temperato, dall'Islanda fino anche al Messico.</text:span>&lt;/p&gt;</text:p>
      <text:p text:style-name="P74">&lt;p&gt; Queste sono foche delle dimensioni tra i 160–200 cm, pesano circa 75 kg; il maschio è più grosso della femmina. Il pelo è formato da peli setolosi rigidi e lucenti, sotto i quali si stende una incerta lanugine, è di colore prevalentemente grigio-giallino con macchie marroncine o nerastre sul dorso. I piccoli appena nati sono coperti da una lanugine bianca, ma perdono questo loro pelo di gioventù già durante o poco dopo la nascita. Il corpo si assottiglia gradualmente dalle spalle alla coda, è tondo ed affusolato. Anche la testa è decisamente tonda e ricorda più quella di un gatto che quella di un cane. Il muso è corto, dal labbro superiore si dipartono delle vibrisse formate da dure setole un po' ondulate. Gli occhi sono grandi, scuri e vivaci. Il canale uditivo, privo di padiglione, è rivelato da una piccola protuberanza triangolare nell'orbita.&lt;/p&gt;</text:p>
      <text:p text:style-name="P63"/>
      <text:p text:style-name="P65">&lt;h2&gt;Beluga&lt;/h2&gt;</text:p>
      <text:p text:style-name="P65">&lt;p&gt;Questo mammifero marino possiede una livrea bianca o giallastra, con una protuberanza distintiva sulla testa. Alla nascita i piccoli appaiono scuri o grigio-bruni, poi con l'età si schiariscono, fino a raggiungere la gradazione bianca tra i 5 e i 12 anni d'età. La lunghezza degli adulti varia dai 5,5 metri dei maschi ai 4,1 delle femmine. Il peso fra i 700 e i 1.200 chili per le femmine e fra i 1100 e i 1600 chili per i maschi.&lt;/p&gt;</text:p>
      <text:p text:style-name="P65">&lt;p&gt;Come anche la maggior parte degli altri Odontoceti i beluga possiedono il melone, un organo costituito da tessuto adiposo posto al centro della fronte. Il melone dei beluga è particolarmente bulboso e malleabile, tanto che questi animali sono in grado di cambiare la forma della testa soffiando aria nei seni paranasali. A differenza di altri cetacei, le vertebre del collo non sono saldate insieme, cosicché il beluga ha la capacità di ruotare la testa lateralmente. La bocca possiede da otto a dieci denti da ciascun lato della mascella, per un totale di 34-40 denti.&lt;/p&gt;</text:p>
      <text:p text:style-name="P65">&lt;p&gt;I beluga non hanno la pinna dorsale, caratteristica indicata anche dal nome del genere: "apterus" in greco significa infatti senza ali. La perdita della pinna dorsale potrebbe essere un adattamento alla vita sotto i ghiacci, o forse un modo per conservare calore. I beluga infatti vivono in zone di clima subartico, in particolare lungo le coste di Alaska, Canada, Groenlandia e Russia.&lt;/p&gt;</text:p>
      <text:p text:style-name="P67"><text:span text:style-name="T18">&lt;p&gt;</text:span><text:span text:style-name="T6">I beluga sono animali molto socievol</text:span><text:span text:style-name="T7">i, inteligenti e curiosi, I beluga sono stati tra le prime specie di cetacei ad essere allevati in cattività. &amp;Egrave; diventato molto popolare, soprattutto per il colore e per la grande varietà di espressioni facciali che è in grado di riprodurre. A differenza di altri cetacei che presentano un "sorriso" piuttosto statico, il beluga, grazie alle vertebre cervicali mobili, riesce infatti ad ottenere una grande diversità di espressioni.&lt;/p&gt;</text:span></text:p>
      <text:p text:style-name="P28"><text:s/></text:p>
      <text:p text:style-name="P11"><text:span text:style-name="T18">&lt;h2&gt;</text:span>pinguini<text:span text:style-name="T18">&lt;/h2&gt;</text:span></text:p>
      <text:p text:style-name="P17"><text:span text:style-name="T24">&lt;p&gt;Il nostro acquario ospita alcuni splendidi esemplari di </text:span>pinguin<text:span text:style-name="T24">o</text:span> di Humboldt.</text:p>
      <text:p text:style-name="P17"><text:span text:style-name="T24">Si tratta di una specie</text:span> <text:span text:style-name="T24">solitamente trovata</text:span> lungo le coste del Perù e del Cile, <text:span text:style-name="T24">dove</text:span> vivono ad una <text:soft-page-break/>temperatura che varia da –3 c° a +24 c°.<text:span text:style-name="T24">&lt;/p&gt;</text:span> </text:p>
      <text:p text:style-name="P17"><text:span text:style-name="T24">&lt;p&gt;</text:span>Sono uccelli di taglia media, da adulti raggiungono i 60 Cm di altezza e i 5 Kg di peso. Possono vivere fino a 20 anni. Si nutrono principalmente di molluschi, sardine e Krill. Per cacciare non superano i 30 m di profondità e rimangono sempre in gruppo. La maturità sessuale si manifesta tra i 2 e 7 anni e solitamente formano coppia fissa per tutta la vita. Depongono normalmente 2 uova che vengono covate per 42 giorni da entrambi gli individui.<text:span text:style-name="T24">&lt;/p&gt;</text:span></text:p>
      <text:p text:style-name="P17"><text:span text:style-name="T24">&lt;p&gt;</text:span>I pinguini presenti all'Acquario di Cattolica non sono stati prelevati dal loro ambiente naturale.</text:p>
      <text:p text:style-name="P17">Questi splendidi animali sono tutti nati in ambiente controllato e provengono da realtà che si occupano di salvaguardia e conservazione.</text:p>
      <text:p text:style-name="P17">Questa operazione è stata possibile grazie al coinvolgimento e coordinamento di EAZA(Associazione Europea Zoo ed Acquari), che coinvolge varie strutture sia italiane che europee.<text:span text:style-name="T24">&lt;/p&gt;</text:span></text:p>
      <text:p text:style-name="P11"/>
      <text:p text:style-name="P10"><text:span text:style-name="T25">&lt;h1&gt;</text:span>GLI ANTICHI<text:span text:style-name="T25">&lt;/h1&gt;</text:span></text:p>
      <text:p text:style-name="P45">&lt;p&gt;Le creature che oggi popolano il nostro pianeta sono il risultato di lunghissimi percorsi evolutivi, che le hanno portate ad avere aspetti e caratteristiche estremamente varie e specializzate per adattarsi e sopravvivere, ma alcune specie resistono da ere ormai passate immutate dal passare del tempo.&lt;/p&gt; </text:p>
      <text:p text:style-name="P46">&lt;p&gt; Ancora oggi esistono animali e piante delle quali ci è stato possibile identificare fossili e che presentano cambiamenti minimi rispetto ad allora, tali organismi, <text:span text:style-name="T26">i </text:span>cui sviluppi risalgono a <text:span text:style-name="T26">milioni di anni fa, vengono detti appunto fossili viventi e vengono spesso studiati per cercare di comprendere il passato della Terra.&lt;/p&gt;</text:span></text:p>
      <text:p text:style-name="P47">&lt;p&gt;Il termine fossile vivente fu coniato da Darwin per indicare organismi, animali o vegetali, che mostrano caratteri morfologici primitivi propri del gruppo a cui appartengono, soggetti ad un processo evolutivo molto lento. Tuttavia è importante non sottovalutare queste specie, anche se molte oggi sono in pericolo: se sono state in grado di arrivare ai nostri giorni forse non bisognerebbe parlare di forme “primitive”, ma di grandi esempi di capacità di sopravvivenza.&lt;/p&gt;</text:p>
      <text:p text:style-name="P10"/>
      <text:p text:style-name="P48">&lt;h2&gt;meduse&lt;/h2&gt;</text:p>
      <text:p text:style-name="P12"/>
      <text:p text:style-name="P25">&lt;p&gt;<text:span text:style-name="T20">Le meduse, organismi misteriosi ed affascinanti che nessuno di noi </text:span>normalmente <text:span text:style-name="T20">vorrebbe mai incontrare, se non visitando un acquario, sono costituite per il 90% da acqua e presentano un corpo a forma di paracadute e una serie di tentacoli urticanti di lunghezza e forma variabile.</text:span>&lt;/p&gt;<text:span text:style-name="T20"><text:line-break/></text:span>&lt;p&gt;In base alla specie il numero dei tentacoli, la loro forma e i colori possono essere sgargianti segnali di pericolo che avvisano possibili predatori della loro tossicità o semi-trasparenti, <text:span text:style-name="T27">splendidi merletti esempio</text:span> letale <text:span text:style-name="T27">di</text:span> mimetismo passivo.&lt;/p&gt; </text:p>
      <text:p text:style-name="P26"><text:span text:style-name="T20"><text:s/><text:line-break/></text:span>&lt;p&gt; il ciclo vitale delle meduse è molto particolare, si sviluppa in <text:span text:style-name="T27">un peculiare ciclo</text:span>, le meduse adulte rilasciano <text:span text:style-name="T27">gameti maschili e femminili dalle quali nascono le cosidette planule. Dopo un breve periodo di vita trasportata dalle correnti, la planula si fissa sul fondo ed evolve in una larva polipoide detta scifistoma. In particolari periodi dell’anno, sotto l’influenza di fattori ormonali ed ambientali, lo scifistoma produce giovani meduse grazie ad un processo di divisione detto strobilazione: lo sviluppo di nuove meduse avviene grazie alla liberazione di meduse immature (efire), che col passare del tempo si trasformeranno in meduse adulte.&lt;/p&gt;</text:span></text:p>
      <text:p text:style-name="P12"/>
      <text:p text:style-name="P29"><text:span text:style-name="T27">&lt;h2&gt;</text:span>Granchio gigante del giappone<text:span text:style-name="T27">&lt;/h2&gt;</text:span></text:p>
      <text:p text:style-name="P29"/>
      <text:p text:style-name="P29"><text:span text:style-name="T27">&lt;p&gt;</text:span>Il Granchio gigante del Giappone (Macrocheira kaempferi Temminck, 1836) è il più grande artropode vivente. È l'unica specie vivente del genere Macrocheira; altre specie del genere sono state descritte solo come fossili.<text:span text:style-name="T27">&lt;/p&gt;</text:span></text:p>
      <text:p text:style-name="P29"/>
      <text:p text:style-name="P29"><text:span text:style-name="T27">&lt;p&gt;</text:span>Vive nelle profondità dell'Oceano Pacifico (200-300 m sotto il livello del mare) nei pressi del <text:soft-page-break/>Giappone. Ha una vita media di circa 100 anni.</text:p>
      <text:p text:style-name="P29">Nella maturità può raggiungere una apertura delle zampe sino a 4 m, con una dimensione del corpo sino a 37 cm ed un peso sino a 20 kg. Il granchio ha un corpo arancione, ma ha punti bianchi nelle sue sottili zampe. Gli artigli degli esemplari maschi divengono più lunghi delle sue zampe; quando aperti questi possono allungarsi per 3 metri. La larghezza del guscio, ovale e arrotondato può arrivare a 30 cm, e raggiungere la lunghezza di 40 cm.<text:span text:style-name="T27">&lt;/p&gt;</text:span></text:p>
      <text:p text:style-name="P29"/>
      <text:p text:style-name="P29"><text:span text:style-name="T27">&lt;p&gt;</text:span>I suoi occhi compositi sono situati sulla parte anteriore, e due aculei (spine) sporgono tra essi. Gli esemplari più giovani sono caratterizzati da peli e spine sul guscio, e i loro aculei frontali sono più lunghi, ma questi gradualmente si atrofizzano quando diventano più vecchi.<text:span text:style-name="T27">&lt;/p&gt;</text:span></text:p>
      <text:p text:style-name="P29"/>
      <text:p text:style-name="P29"><text:span text:style-name="T27">&lt;p&gt;</text:span>La M. kaempferi è diffusa nell'area del Pacifico che circonda l'arcipelago del Giappone.</text:p>
      <text:p text:style-name="P29">Predilige i fondali sabbiosi a profondità di 150 - 800 m, più frequentemente tra i 200 e i 300 m. In primavera depone le uova su fondali meno profondi (50 m).<text:span text:style-name="T27">&lt;/p&gt;</text:span></text:p>
      <text:p text:style-name="P10"/>
      <text:p text:style-name="P52">&lt;h2&gt;limulo&lt;h2&gt;</text:p>
      <text:p text:style-name="P51">&lt;p&gt;Limulus polyphemus (precedentemente classificato come Limulus cyclops, Xiphosura americana, Polyphemus occidentalis, comunemente detto limulo), è un artropode chelicerato, unico rappresentante del genere Limulus.&lt;/p&gt;</text:p>
      <text:p text:style-name="P51"/>
      <text:p text:style-name="P51">&lt;p&gt;Nonostante il suo nome comune in inglese (Atlantic horseshoe crab, cioè "granchio atlantico a ferro di cavallo"), derivante dall'aspetto corazzato e dalla forma particolare del corpo, è più strettamente imparentato con ragni, zecche e scorpioni che con i veri e propri granchi. I limuli si nutrono di molluschi, vermi anellidi ed altri organismi bentonici dei fondali marini.&lt;/p&gt;</text:p>
      <text:p text:style-name="P51">&lt;p&gt;Il corpo dei limuli si suddivide in tre parti: la porzione della testa (prosoma o cefalotorace), dalla forma caratteristica a ferro di cavallo, contenente gli occhi, il cervello, il cuore, la bocca, i cheliceri e le zampe locomotrici, la porzione centrale (opistosoma o addome) presentante delle spine laterali, che racchiude le cinque paia di branchie a libro e l'opercolo genitale, e la porzione del telson, ovvero la lunga coda rigida. Il colore del carapace va dal grigio verdastro al marrone scuro, e le dimensioni dell'adulto possono arrivare sino a 60 cm.<text:span text:style-name="T29">&lt;/p&gt;</text:span></text:p>
      <text:p text:style-name="P53">&lt;p&gt;Il limulo è studiato per il suo peculiare sistema immunitario, infatti nonostante sia piuttosto semplice e primitivo, è in grado di riconoscere efficacemente i lipopolisaccaridi presenti sulla parete dei batteri Gram negativi ed eliminare questi ultimi racchiudendoli in un coagulo. Questa capacità ha portato allo sviluppo del test in vitro LAL (saggio del lisato di amebociti di limulus) o più semplicemente limulus test, usato comunemente per l'individuazione di endotossine batteriche nelle materie prime industriali e nell'acqua, così come in farmacologia e per l'individuazione di alcune malattie batteriche. Il sangue, materia prima del test, viene estratto dai limuli senza provocarne la morte, rigettando in mare gli esemplari al termine del salasso. Dal sangue si ottiene poi un lisato di amebociti (uniche cellule in circolo nel Limulus) che contiene gli enzimi che permettono la gelificazione in presenza dell'endotossina batterica (LPS).</text:p>
      <text:p text:style-name="P53">Il sangue dei limuli è quasi incolore, ma a contatto con l'aria assume una colorazione azzurra dovuta all'ossidazione dell'emocianina, un pigmento respiratorio contenente rame, che ha le stesse funzioni di trasporto di ossigeno dell'emoglobina. Diversi peptidi isolati da emociti di limulo si sono dimostrati, in test in vitro, in grado di inibire la proliferazione del virus dell'HIV[6].&lt;/p&gt;</text:p>
      <text:p text:style-name="P49"/>
      <text:p text:style-name="P49"><text:span text:style-name="T29">&lt;h2&gt;</text:span>nautilus<text:span text:style-name="T29">&lt;/h2&gt;</text:span></text:p>
      <text:p text:style-name="P53">&lt;p&gt;Il nautilus si presenta come una grossa conchiglia (anche oltre i 20 cm di diametro a sezione di spirale logaritmica) con l'apertura rivolta verso l'alto in cui vive un corpo molle con una grossa testa composta da occhi grandi, un rugoso mantello posto a protezione di metà capo e carnosi tentacoli intorno ad un becco simile a quello di un pappagallo, con cui l'animale rompe le corazze dei crostacei di cui si nutre. I tentacoli sono molto numerosi, e organizzati in diversi ordini o anelli concentrici attorno alla bocca dell'animale; la gran parte di questi tentacoli è fissata alla base ad una <text:soft-page-break/>sorta di "fodero" da cui il nautilus può estenderli o ritrarli a piacimento. A differenza di quelli di seppie, calamari e polpi, i tentacoli del nautilus non hanno ventose, ma la loro superficie ruvida e irregolare permette comunque una presa molto salda su qualunque oggetto solido.&lt;/p&gt;</text:p>
      <text:p text:style-name="P53"/>
      <text:p text:style-name="P53">&lt;p&gt;La conchiglia ha una superficie liscia e bianca con screziature rosso arancio, è sottile e liscia, avvolta dorsalmente su uno stesso piano (avvolgimento esogastrico), il che tuttavia non implica una torsione dei visceri come nei gasteropodi. Altre specie presentano una conchiglia madreperlacea o di colore bianco brillante.&lt;/p&gt;</text:p>
      <text:p text:style-name="P53"/>
      <text:p text:style-name="P53">&lt;p&gt;Il nicchio è concamerato, presenta cioè un canale che collega i vari compartimenti e permette al gas azotato ivi contenuto di passare attraverso i setti trasversali che delimitano le camere, favorendo il galleggiamento dell'animale, nella sua tipica posizione verticale, tramite opportune regolazioni di pressione. I setti, inoltre, sostengono strutturalmente la conchiglia quando l'animale si immerge a grandi profondità ed è sottoposto a pressioni notevoli. Il nautilus, intervenendo sulle varie percentuali di liquido e gas nei vari setti, effettua una grande escursione batimetrica (di profondità) tra il giorno (dove si sposta a profondità di 500 metri) e la notte (dove si avvicina alla superficie dell'oceano).&lt;/p&gt;</text:p>
      <text:p text:style-name="P53"/>
      <text:p text:style-name="P53">&lt;p&gt;All'interno del nicchio sono presenti circa 34-36 zone divise da pareti di madreperla, chiamate setti, che aumentano di numero con l'aumentare dell'età: sono le camere che il corpo dell'animale occupa a mano a mano che aumenta di dimensione. Solo l'ultimo e più esterno dei setti è occupato costantemente dalle parti molli dell'organismo, dotato di circa 90 tentacoli privi di ventose, di un becco corneo, una radula ed un imbuto ottenuto dalla modificazione del tubo.&lt;/p&gt;</text:p>
      <text:p text:style-name="P53"/>
      <text:p text:style-name="P53">&lt;p&gt;La deambulazione è libera: il nautilus si sposta espellendo con forza l'acqua dai sifoni del mantello, con una modalità però differente da quella degli altri cefalopodi; difatti in seppie e polpi il sifone è solo un tubo carnoso, e la spinta necessaria per espellere l'acqua attraverso di esso è fornita dalla contrazione di tutto il mantello, che è fortemente muscolare. Al contrario, nel Nautilus il mantello è molto ridotto e senza muscoli, e la propulsione necessaria viene fornita dalla rapida contrazione del sifone, che nel nautilus è dotato di potenti muscoli. L'emissione del getto d'acqua provoca una spinta da cui deriva il movimento retrogrado (a "marcia indietro") dell'animale, che permette anche rapidi cambiamenti di direzione. Proprio all'interno del sifone sono posizionate le branchie, che sono così sempre ben ossigenate dalla continua corrente d'acqua che scorre nel sifone stesso.&lt;/p&gt;</text:p>
      <text:p text:style-name="P53"/>
      <text:p text:style-name="P53">&lt;p&gt;Un'altra differenza tra il nautilus e gli altri molluschi cefalopodi è la sacca dell'inchiostro. A causa delle suddette differenze nell'anatomia del mantello, il nautilus non possiede una sacca dell'inchiostro, che non potrebbe comunque utilizzare.&lt;/p&gt;</text:p>
      <text:p text:style-name="P10"/>
      <text:p text:style-name="P54">&lt;h2&gt;celacanto&lt;/h2&gt;</text:p>
      <text:p text:style-name="P55">&lt;p&gt;I celacanti, strettamente imparentati ai dipnoi o pesci polmonati, sono tra i più antichi vertebrati dotati di mascelle conosciuti: i loro resti si rinvengono fin dall'inizio del Devoniano (410 milioni di anni fa). Fino al 1938 si pensava che questi pesci si fossero estinti almeno 65 milioni di anni fa, alla fine del Cretaceo; con la scoperta di un esemplare di Latimeria chalumnae nel canale di Mozambico apparve chiaro che i celacanti sopravvissero all'estinzione, e sono da considerarsi veri e propri fossili viventi. Nel 1999 una seconda specie, Latimeria menadoensis, fu rinvenuta nei pressi di Sulawesi in Indonesia.&lt;/p&gt;</text:p>
      <text:p text:style-name="P55">&lt;p&gt;Questi animali appartengono al grande gruppo dei sarcopterigi (Sarcopterygii), o pesci dalle pinne lobate, che comprende anche i dipnoi (come il protottero) e i cosiddetti ripidisti (tra cui Eusthenopteron), che diedero origine ai tetrapodi.&lt;/p&gt;</text:p>
      <text:p text:style-name="P55"/>
      <text:p text:style-name="P55">&lt;p&gt;I celacanti possiedono pinne pettorali e anali carnose, supportate da ossa; la coda è dificerca <text:soft-page-break/>(divisa in tre lobi) e il lobo mediano include una continuazione della notocorda. Le scaglie dei celacanti sono un particolare tipo di scaglie cosmoidi, caratteristiche esclusivamente di alcuni gruppi di pesci estinti. Un'altra caratteristica dei celacanti è la presenza di un apparato elettrorecettivo, denominato organo rostrale, nella parte anteriore del cranio, il quale probabilmente aiuta l'animale nell'individuazione della preda.&lt;/p&gt;</text:p>
      <text:p text:style-name="P55"/>
      <text:p text:style-name="P55">&lt;h2&gt;Axolotl&lt;/h2&gt;</text:p>
      <text:p text:style-name="P55">&lt;p&gt;<text:span text:style-name="T6">L'Ambystoma mexicanum Shaw, 1789, comunemente chiamato axolotl <text:s/>o assolotto[3][4], è una salamandra neotenica (compie l'intero ciclo vitale allo stadio di larva) che vive nel lago di Xochimilco, nei pressi di Città del Messico. È considerato una specie probabilmente estinta in natura, per diversi fattori quali la pesca, l'inquinamento e la distruzione dell'habitat ma è allevato come esotico animale domestico, ed è dunque possibile ammirare ancora il suo peculiare aspetto.&lt;/p&gt;</text:span></text:p>
      <text:p text:style-name="P55"/>
      <text:p text:style-name="P27"/>
      <text:p text:style-name="P56"><text:span text:style-name="T30">&lt;p&gt;</text:span><text:span text:style-name="T8">Il nome deriva dal nahuatl a'tl-xolotl, che vuol dire mostro acquatico, questo dipende probabilmente dal peculiare aspetto della creatura: sono piccole salamandre dotate di una grande testa decorata ai lati da diverse branchie esterne della forma di piume.&lt;/p&gt;</text:span></text:p>
      <text:p text:style-name="P56"><text:span text:style-name="T8">&lt;p&gt;</text:span><text:span text:style-name="T30">Un adulto sessualmente maturo di axolotl, tra i 18 e i 24 mesi di vita, varia dai 15 ai 45 cm di lunghezza, anche se mediamente vengono trovati esemplari lunghi 23 cm e trovarne uno sopra i 30 cm è abbastanza raro.&lt;/p&gt;</text:span></text:p>
      <text:p text:style-name="P55">&lt;p&gt;La testa dell'axolotl è ampia e gli occhi non hanno palpebre. Gli arti sono sottosviluppati e posseggono dita lunghe e sottili. I maschi si differenziano dalle femmine per l'ampio canale genitale mentre le femminie riescono a riempire il proprio corpo di uova al momento della riproduzione. Tre paia di branchie si trovano dietro la testa e vengono utilizzate per smuovere e ossigenare l'acqua, mentre quattro branchie esterne allineate alle branchie anteriori si trovano nascoste nella parte posteriore.&lt;/p&gt;</text:p>
      <text:p text:style-name="P55">&lt;p&gt;Gli axolotl hanno denti rudimentali a malapena visibili che potrebbero essere nati durante un processo di metamorfosi dell'animale: questi animali si nutrono principalmente per suzione grazie anche all'azione delle branchie anteriori che vengono utilizzate per bloccare la preda. Le branchie posteriori sono usate per la respirazione, anche se l'axolotl può respirare anche ingoiando l'aria dalla superficie esterna.&lt;/p&gt;</text:p>
      <text:p text:style-name="P55">&lt;p&gt;Gli axolotl hanno quattro differenti pigmentazioni che nel momento della muta possono creare differenti varianti. Normalmente il colore della pelle è marrone scuro con macchioline dorate e un sottotono olivastro. I quattro differenti tipi sono leucistico (rosa pallido con occhi neri), albino (dorato con occhi dorati), assantico (grigio con occhi neri) e melanoide (tutto nero senza macchie dorate o sottotono olivastro). In aggiunta a queste varianti c'è un'ampia varietà nella grandezza, nella frequenza e nell'intensità delle macchie dorate e una mutazione che porta alla formazione di un mantello pezzato bianco e nero una volta raggiunta la maturità. Gli axolotl hanno anche una limitata capacità di alterare i colori della propria livrea per mimetizzarsi meglio nell'ambiente circostante.&lt;/p&gt;</text:p>
      <text:p text:style-name="P49"/>
      <text:p text:style-name="P49"><text:span text:style-name="T31">&lt;h2&gt;</text:span>squalo goblin<text:span text:style-name="T31">&lt;/h2&gt;</text:span></text:p>
      <text:p text:style-name="P57">&lt;p&gt;<text:span text:style-name="T32">Lo squalo goblin (Mitsukurina owstoni Jordan, 1898), detto anche squalo folletto, unico membro vivente della famiglia dei Mitsukurinidi (Mitsukurinidae), è una specie di squalo abissale. La principale caratteristica distintiva di questo animale è la peculiare forma della testa. Lo squalo goblin, infatti, possiede un lungo rostro simile ad un becco, a forma di cazzuola, molto più lungo del muso delle altre specie di squalo. Tra le altre caratteristiche di questa specie ricordiamo il colore del corpo, quasi completamente rosa, e le lunghe mascelle protrudibili. Quando queste sono retratte all'interno della bocca, lo squalo goblin ricorda uno squalo toro, Carcharias taurus, di colore rosa con un naso insolitamente lungo.&lt;/p&gt;</text:span></text:p>
      <text:p text:style-name="P57"/>
      <text:p text:style-name="P58">&lt;p&gt;Mitsukurina owstoni vive negli abissi oceanici, oltre i 200 metri di profondità, in acque dove non giunge mai la luce del Sole. Si incontra in tutto il mondo, dall'Australia, nell'Oceano Pacifico, <text:soft-page-break/>al Golfo del Messico, nell'Oceano Atlantico. La maggior parte degli esemplari conosciuti, tuttavia, proviene dalle acque al largo del Giappone, zona ove la specie fu scoperta.&lt;/p&gt;</text:p>
      <text:p text:style-name="P57"/>
      <text:p text:style-name="P57"><text:span text:style-name="T32">&lt;p&gt;Lo squalo goblin si nutre di una grande varietà di organismi che popolano gli abissi. Tra le sue prede conosciute vi sono calamari abissali, granchi e pesci abissali. Si conosce molto poco della sua biologia e del suo comportamento riproduttivo, poiché è un animale che si incontra raramente. Sebbene possa sembrare una specie rara, non appare minacciata da alcuna sorta di pericolo e per questo non figura tra le specie considerate a rischio dalla IUCN.</text:span>&lt;/p&gt;</text:p>
      <text:p text:style-name="P10"/>
      <text:p text:style-name="P58">&lt;p&gt;Lo squalo goblin può raggiungere i 3,3 metri di lunghezza e i 159 chili di peso. Presenta il corpo semi-fusiforme tipico di tutti gli squali. Contrariamente all'immagine comune che l'uomo ha di questi animali, M. owstoni ha pinne basse e arrotondate, non appuntite, e quelle anali e pelviche sono molto più grandi di quelle dorsali. La coda, eterocerca, è molto simile a quella degli squali volpe, con il lobo superiore molto più lungo di quello di altre specie di squalo. Inoltre, la coda dello squalo goblin è priva di lobo ventrale.&lt;/p&gt;</text:p>
      <text:p text:style-name="P58"/>
      <text:p text:style-name="P58">&lt;p&gt;La colorazione rosa, unica tra gli squali, è dovuta ai vasi sanguigni situati al di sotto della pelle semi-trasparente (molto delicata e tendente ad ammaccarsi con facilità). Le pinne hanno un colorito bluastro. Lo squalo goblin è privo di membrana nittitante, così come di tacca precaudale e di carene ai lati del peduncolo caudale. I denti anteriori sono lunghi e con i margini lisci, mentre quelli posteriori sono adatti per frantumare.&lt;/p&gt;</text:p>
      <text:p text:style-name="P58"/>
      <text:p text:style-name="P58">&lt;p&gt;Fino al 25% del peso corporeo dello squalo goblin è costituito dal fegato. Tale caratteristica si riscontra anche in altri squali, come lo squalo elefante e lo squalo dal collare, e contribuisce al galleggiamento di questo animale, che, come tutti gli squali, è privo di vescica natatoria.&lt;/p&gt;</text:p>
      <text:p text:style-name="P58">&lt;p&gt;A causa dell'assenza di luce tipica degli abissi in cui vive, lo squalo goblin va in cerca di cibo percependo la presenza delle prede con gli organi elettro-sensitivi situati nel rostro. Una volta individuata una preda, protrude rapidamente le mascelle, utilizzando al contempo un muscolo simile a una lingua per risucchiarla tra gli acuminati denti anteriori. Tra le prede di cui si nutre ricordiamo una particolare specie di scorfano abissale (Helicolenus dactylopterus, ritrovato all'interno del corpo di un esemplare), cefalopodi e crostacei.&lt;/p&gt;</text:p>
      <text:p text:style-name="P50"/>
      <text:p text:style-name="P50"><text:span text:style-name="T32">&lt;h2&gt;</text:span>squalo nastro<text:span text:style-name="T32">&lt;/h2&gt;</text:span></text:p>
      <text:p text:style-name="P10"/>
      <text:p text:style-name="P59">&lt;p&gt;<text:span text:style-name="T33">Lo squalo dal collare (Chlamydoselachus anguineus Garman, 1884) è una specie di squalo della famiglia dei Clamidoselachidi con una distribuzione vasta ma frammentata, negli oceani Atlantico e Pacifico. Questa specie vive sulla zona esterna della piattaforma continentale e della scarpata continentale superiore, generalmente nei pressi del fondo. Vive fino a 1300 metri di profondità, sebbene nella baia di Suruga, in Giappone, sia più comune a profondità di 50-200 metri. Presenta numerosi caratteri primitivi, che gli valsero il nome di «fossile vivente». Il suo corpo, che può raggiungere i 2 metri di lunghezza ed è di colore marrone scuro, ricorda quello di un'anguilla con le pinne dorsali, pelviche e anali in posizione molto arretrata.</text:span>&lt;/p&gt;</text:p>
      <text:p text:style-name="P60"/>
      <text:p text:style-name="P60">&lt;p&gt;lo squalo dal collare cattura le prede piegando il corpo e lanciandosi in avanti come un serpente. Le mascelle estremamente flessibili gli permettono di ingoiare prede di grosse dimensioni, mentre le file di piccoli denti aguzzi impediscono loro di fuggire. Si nutre principalmente di cefalopodi, ma consuma anche pesci ossei e altri piccoli squali. Questa specie è vivipara aplacentata: gli embrioni nascono da uova che si schiudono all'interno dell'utero della madre, e terminano lo sviluppo consumando principalmente le riserve del loro tuorlo. Lo squalo dal collare ha il periodo di gestazione più lungo di qualsiasi vertebrato: può durare tre anni e mezzo. Nascono da 2 a 15 piccoli per volta, e non vi è una stagione riproduttiva ben distinta.&lt;/p&gt;</text:p>
      <text:p text:style-name="P60">&lt;p&gt;Con la sua forma allungata, simile a un'anguilla, lo squalo dal collare è stato per lungo tempo <text:soft-page-break/>paragonato al serpente di mare dei miti. La testa è larga e appiattita con un muso corto e arrotondato. Diversamente che in altri squali, le narici sono situate sulla sommità della testa, che ricorda quella di un serpente. Le narici sono delle fessure verticali, e le aperture inalanti ed esalanti sono separate da un lembo di pelle. Gli occhi sono degli ovali orizzontali, di medie dimensioni e privi di membrana nittitante (terza palpebra). Le mascelle molto lunghe sono posizionate all'estremità del muso, al contrario di quelle della maggior parte degli squali. Gli angoli della bocca sono privi di solchi o pieghe. Le file di denti sono piuttosto ben distanziate, e sono in numero di 19-28 sulla mascella superiore e di 21-29 su quella inferiore. I circa 300 denti sono piccoli, tricuspidati (a forma di tridente) e molto affilati; sono identici su ambo le mascelle. Ha sei paia di fessure branchiali con un aspetto frangiato dovuto alle estremità dei filamenti branchiali. Il primo paio di fessure branchiali passa attraverso la gola, formando un «collare».<text:span text:style-name="T34">&lt;/p&gt;</text:span></text:p>
      <text:p text:style-name="P60"/>
      <text:p text:style-name="P60"><text:span text:style-name="T34">&lt;p&gt;</text:span>La lunghezza massima conosciuta è di 1,7 m per i maschi e di 2,0 m per le femmine. Questo dimorfismo sessuale si spiega con il fatto che la femmina deve ospitare degli embrioni in sviluppo in un corpo straordinariamente filiforme per uno squalo. Le pinne pettorali sono corte e arrotondate. L'unica pinna dorsale è piccola e in posizione molto arretrata, a livello della pinna anale, e ha un bordo arrotondato. Le pinne pelviche e anali sono grandi, larghe e arrotondate, e anch'esse posizionate molto indietro. La pinna caudale è molto lunga e approssimativamente triangolare, senza lobo inferiore o incavo ventrale sul lobo superiore. Ha due spesse pliche di pelle lungo il ventre, separate da una scanalatura, la cui funzione è sconosciuta. Il ventre è relativamente più grande nelle femmine che nei maschi, con le pinne pelviche poste più vicino alla pinna anale[3][4]. I denticoli dermici sono di piccola taglia e a forma di punta di cesello. Divengono più grandi e resistenti sul margine dorsale della pinna caudale. Questa specie ha una colorazione uniforme bruno scuro o grigio, talvolta più pallida sulla parte inferiore. Lo squalo dal collare differisce dal cugino dell'Africa australe, C. africana, per il numero maggiore di vertebre (160-171 per C. anguineus contro 147 per C. africana) e di spirali nell'intestino (rispettivamente 35-49 e 26-28), così come per diverse misure proporzionali, come testa più lunga e fessure branchiali più corte.&lt;/p&gt;</text:p>
      <text:p text:style-name="P60"/>
      <text:p text:style-name="P9"><text:span text:style-name="T28">&lt;h1&gt;</text:span>GLI ABISSI<text:span text:style-name="T28">&lt;/h1&gt;</text:span></text:p>
      <text:p text:style-name="P78">&lt;p&gt;L'ambiente abissale, secondo la classificazione ecologica degli ecosistemi inizia da circa 200 metri di profondità, dove, in genere, si ha la fine della scarpata continentale e l'inizio della piana abissale e dove la quantità di luce che arriva non è più sufficiente a sostenere la fotosintesi clorofilliana delle piante. L'ecosistema del mare profondo è dunque completamente dipendente dalla "pioggia" di rifiuti e sostanze organiche che scendono dall'alto.&lt;/p&gt;</text:p>
      <text:p text:style-name="P78"/>
      <text:p text:style-name="P78">&lt;p&gt;A profondità ancora più elevate, al buio ed alla carenza di cibo si aggiungono pressioni elevatissime (la pressione aumenta di 1 atm ogni 10,33 metri di profondità), freddo (la temperatura sul fondo degli oceani raramente si discosta da 0 °C) e la scarsissima densità di popolazione, che rende difficoltoso l'incontro dei sessi nel periodo della riproduzione. In compenso l'ambiente del mare profondo è straordinariamente stabile, con temperature assolutamente costanti durante l'anno.&lt;/p&gt;</text:p>
      <text:p text:style-name="P78">&lt;p&gt;Le peculiarità e la severità ecologiche dell'ecosistema abissale richiedono adattamenti profondi alle specie di pesci che qui vivono. Generalmente il cibo è scarso alle grandi profondità e quindi deve essere sfruttata al massimo ogni occasione per nutrirsi, da qui i denti spaventosi, le bocche enormi e l'aspetto grottesco di specie come Melanocetus johnsonii, Chauliodus macouni o Idiacanthus. Lo stesso problema alimentare fa sì che molti pesci abbiano bocche e stomaci estensibili che li rende capaci di inghiottire perfino prede più grandi di loro come avviene in Saccopharynx flagellum o nel noto Chiasmodon niger.&lt;/p&gt;</text:p>
      <text:p text:style-name="P78">&lt;p&gt;Altri pesci, come l'Eurypharynx pelecanoides, hanno evoluto bocche enormi attraverso cui filtrare grandi quantità di acqua (la specie si nutre di plancton).</text:p>
      <text:p text:style-name="P78">La scarsa quantità di luce presente alle medie profondità fa sì che molte specie abbiano evoluto occhi telescopici rivolti verso l'alto con cui possono vedere le prede stagliarsi contro il debole <text:soft-page-break/>chiarore proveniente dall'alto come accade in Dolichopteryx binocularis ed altri Opisthoproctidae o in Gigantura.&lt;/p&gt;</text:p>
      <text:p text:style-name="P78">&lt;p&gt;Uno degli adattamenti più noti al buio degli abissi è la presenza di fotofori, ovvero di organi in grado di produrre luce. Sono presenti in quasi tutte le specie di pesci di profondità ed hanno sia funzioni di riconoscimento intraspecifico (come avviene, ad esempio, nei Myctophidae) sia di "esca" per attrarre le prede come nei Ceratiidae.&lt;/p&gt;</text:p>
      <text:p text:style-name="P78">&lt;p&gt;Altri adattamenti riguardano la riproduzione e data la scarsissima densità di popolazione l'incontro tra i sessi è molto difficile. Alcuni Lophiiformes hanno risolto il problema in maniera sorprendente: in queste specie infatti il maschio, una volta trovata una femmina, si fissa con i denti al suo ventre e diventa un vero e proprio parassita mettendo in collegamento il suo sistema circolatorio con quello della partner che, a questo punto, deve provvedere al sostentamento di entrambi. Talvolta anche più di un maschio si attacca alla stessa femmina: essi sono molto più piccoli rispetto a questa, essendo lunghi pochi centimetri.&lt;/p&gt;</text:p>
      <text:p text:style-name="P78">&lt;p&gt;Data la scarsità di calcio nelle acque profonde (il carbonato di calcio diventa solubile in acqua a pressioni molto elevate) spesso le ossa dei pesci abissali sono sottili e decalcificate.</text:p>
      <text:p text:style-name="P78">Molte specie hanno inoltre prolungamenti filamentosi dei raggi delle pinne, con funzioni tattili e di orientamento nell'oscurità.&lt;/p&gt;</text:p>
      <text:p text:style-name="P9"/>
      <text:p text:style-name="P9"><text:span text:style-name="T40">&lt;h2&gt;</text:span>diavolo nero<text:span text:style-name="T40">&lt;/h2&gt;</text:span></text:p>
      <text:p text:style-name="P80">&lt;p&gt;<text:span text:style-name="T41">Questa specie è diffusa in tutti gli oceani temperati o tropicali, fino ad una profondità di 4500 metri (anche se è stato catturato occasionalmente a circa 100 m di profondità, prevalentemente individui molto giovani), dove conduce vita mesopelagica e batipelagica.</text:span>&lt;/p&gt;</text:p>
      <text:p text:style-name="P82">&lt;p&gt;Come per gli altri melanocetidi, anche M. johnsonii presenta uno spiccato dimorfismo sessuale: la femmina presenta un corpo tozzo e tondeggiante, occupato per oltre la metà dalla grossa testa con mandibole enormi, provviste di forti e grossi denti appuntiti. Sulla fronte spunta un'antenna mobile, l'illicio, provvista sulla punta di fotofori, che utilizza come esca luminosa per catturare le prede. Il resto del corpo è piccolo e allungato. Il maschio invece ha corpo tozzo e tondeggiante, con grande bocca provvista di denti. Le pinne in entrambi i sessi sono piccole e arrotondate. La livrea è molto semplice: un uniforme bruno scuro o nero lucido.&lt;/p&gt;</text:p>
      <text:p text:style-name="P82">&lt;p&gt;Possono ingoiare prede molto grosse grazie alle loro mandibole molto allargabili, posseggono inoltre uno stomaco elastico. All'interno di un Melanocetus di poco più di 6 cm è stato trovato un Chauliodus sloani di 24 cm.&lt;/p&gt;</text:p>
      <text:p text:style-name="P82">&lt;p&gt;La femmina può raggiungere i 18 cm, il maschio non supera i 3.I maschi sono molto più piccoli delle femmine, ma non sono parassiti di esse. Le uova probabilmente sono deposte in cordoni gelatinosi. Le larve sono pelagiche e vivono ad una profondità massima di 100 metri. &lt;/p&gt;</text:p>
      <text:p text:style-name="P9"/>
      <text:p text:style-name="P9"><text:span text:style-name="T41">&lt;h2&gt;anguilla pellicano&lt;/h2&gt;</text:span></text:p>
      <text:p text:style-name="P82">&lt;p&gt;La caratteristica principale di questo pesce è l'enorme bocca, formata da un'incredibile apertura mascellare (fino a 0,6 m di larghezza) che usa per raccogliere i piccoli organismi di cui si nutre. Per la sua forma scarsamente idrodinamica e la costituzione fragile, certamente non è in grado di nuotare in modo veloce per catturare le sue prede. Probabilmente resta in agguato, attirando le prede con un organo luminescente situato all'estremità caudale del corpo. Può raggiungere la lunghezza di 1,8 m.&lt;/p&gt;</text:p>
      <text:p text:style-name="P9"/>
      <text:p text:style-name="P9"><text:span text:style-name="T40">&lt;h2&gt;</text:span>vipera di mare<text:span text:style-name="T40">&lt;/h2&gt;</text:span></text:p>
      <text:p text:style-name="P79">&lt;p&gt;Questo pesce vive negli abissi delle acque tropicali e temperate di tutti gli oceani. È stato trovato in più del 25% delle acque del globo, e risulta essere pertanto la specie marina con più alta distribuzione tra quelle finora studiate[2]. È stata riscontrata la sua presenza anche nel Mediterraneo occidentale. Durante il giorno staziona fra i 500 e i 3000 m di profondità; durante la notte nuota vicino alla superficie.&lt;/p&gt;</text:p>
      <text:p text:style-name="P79">&lt;p&gt;È munito di una mandibola disarticolabile che gli consente di divorare prede di grosse dimensioni. I denti ricurvi sono così lunghi che gli impediscono di chiudere la bocca. Le sue <text:soft-page-break/>squame sono azzurrine, più scure sul dorso e sul ventre. I fotofori, oltre che nella bocca, sono disposti in doppie file anche sui fianchi, sul ventre e alcuni pure sulla testa.</text:p>
      <text:p text:style-name="P79">La lunghezza del pesce vipera va dai 30 ai 60 cm.&lt;/p&gt;</text:p>
      <text:p text:style-name="P79">&lt;p&gt;Il pesce vipera fa parte di quegli animali marini bioluminescenti, ovvero che producono luce o per delle reazioni chimiche che avvengono all'interno del loro organismo o per mezzo di alcuni batteri, ospitati in appositi organi, i fotofori. La bioluminescenza, ovvero l'emissione biologica di luce, serve per comunicare, per catturare prede, per difendersi o mimetizzarsi. Il pesce vipera, in particolare, attira le proprie prede con circa 350 organi luminosi all'interno della bocca.&lt;/p&gt;</text:p>
      <text:p text:style-name="P79"/>
      <text:p text:style-name="P82">&lt;h2&gt;Macropinna microstoma&lt;/h2&gt;</text:p>
      <text:p text:style-name="P82"/>
      <text:p text:style-name="P82">&lt;p&gt;Avvistato per la prima volta nel 1939 il pesce Macropinna microstoma, che abita nel mare al largo della California, con il suo cranio trasparente era rimasto un mistero a lungo. </text:p>
      <text:p text:style-name="P82">Ma dopo vari studi un gruppo di ricercatori di Monterey Bay Aquarium Research Institute ha finalmente svelato i suoi segreti. &lt;/p&gt;</text:p>
      <text:p text:style-name="P82">&lt;p&gt;Vivendo negli oscuri fondali marini, fino a 800 metri, questo buffo pesce ha sviluppato una vista speciale, grazie alla forma degli occhi e al cranio trasparente. Che gli permettono di raccogliere e immagazzinare tutta la luce necessaria per vedere anche nella semi oscurità. Gli occhi inoltre possono muoversi, secondo gli scienziati, all’interno della copertura trasparente, permettendo di controllare tutto quello che gira loro intorno. In particolare le prede, piccoli pesci di cui si nutrono e che catturano con manovre molto veloci e precise. </text:p>
      <text:p text:style-name="P82">La calotta trasparente rende perfettamente visibili tutti gli organi interni della sua testa, conferendo all’animale un buffo aspetto.&lt;/p&gt;</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Times New Roman1" svg:font-family="'Times New Roman', Times, serif"/>
    <style:font-face style:name="sans-serif" svg:font-family="sans-serif"/>
    <style:font-face style:name="Arial2"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8:09:25.685000000</meta:creation-date>
    <meta:editing-duration>PT5H54M33S</meta:editing-duration>
    <meta:editing-cycles>16</meta:editing-cycles>
    <meta:generator>LibreOffice/5.0.3.2$Windows_x86 LibreOffice_project/e5f16313668ac592c1bfb310f4390624e3dbfb75</meta:generator>
    <dc:date>2017-01-11T11:27:32.195000000</dc:date>
    <meta:document-statistic meta:table-count="0" meta:image-count="0" meta:object-count="0" meta:page-count="17" meta:paragraph-count="194" meta:word-count="10289" meta:character-count="67249" meta:non-whitespace-character-count="57129"/>
  </office:meta>
</office:document-meta>
</file>